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enlo, Consolas, 'Courier New'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c76" officeooo:paragraph-rsid="00182c76"/>
    </style:style>
    <style:style style:name="P2" style:family="paragraph" style:parent-style-name="Standard">
      <style:text-properties fo:font-weight="bold" officeooo:rsid="00182c76" officeooo:paragraph-rsid="00182c76" style:font-weight-asian="bold" style:font-weight-complex="bold"/>
    </style:style>
    <style:style style:name="P3" style:family="paragraph" style:parent-style-name="Preformatted_20_Text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339900" style:font-name="monospace" fo:font-size="9.75pt" fo:letter-spacing="normal" fo:font-style="normal" fo:font-weight="normal" loext:padding="0in" loext:border="none"/>
    </style:style>
    <style:style style:name="P4" style:family="paragraph" style:parent-style-name="Preformatted_20_Text">
      <style:paragraph-properties fo:margin-top="0in" fo:margin-bottom="0in" loext:contextual-spacing="false" style:line-height-at-least="0.2083in" fo:orphans="2" fo:widows="2" fo:padding="0in" fo:border="none"/>
      <style:text-properties fo:font-variant="normal" fo:text-transform="none" fo:color="#000066" fo:letter-spacing="normal" loext:padding="0in" loext:border="none"/>
    </style:style>
    <style:style style:name="P5" style:family="paragraph" style:parent-style-name="Preformatted_20_Text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000066" fo:letter-spacing="normal" loext:padding="0in" loext:border="none"/>
    </style:style>
    <style:style style:name="P6" style:family="paragraph" style:parent-style-name="Preformatted_20_Text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000066" style:font-name="monospace" fo:font-size="9.75pt" fo:letter-spacing="normal" fo:font-style="normal" fo:font-weight="normal" loext:padding="0in" loext:border="none"/>
    </style:style>
    <style:style style:name="P7" style:family="paragraph" style:parent-style-name="Preformatted_20_Text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008000" style:font-name="monospace" fo:font-size="9.75pt" fo:letter-spacing="normal" fo:font-style="normal" fo:font-weight="normal" loext:padding="0in" loext:border="none"/>
    </style:style>
    <style:style style:name="P8" style:family="paragraph" style:parent-style-name="Preformatted_20_Text">
      <style:paragraph-properties fo:margin-top="0in" fo:margin-bottom="0in" loext:contextual-spacing="false" style:line-height-at-least="0.2083in" fo:orphans="2" fo:widows="2" fo:padding="0in" fo:border="none"/>
      <style:text-properties fo:font-variant="normal" fo:text-transform="none" fo:color="#333333" style:font-name="Monaco" fo:font-size="9.75pt" fo:letter-spacing="normal" fo:font-style="normal" fo:font-weight="normal"/>
    </style:style>
    <style:style style:name="P9" style:family="paragraph" style:parent-style-name="Preformatted_20_Text">
      <style:paragraph-properties fo:margin-top="0in" fo:margin-bottom="0in" loext:contextual-spacing="false" style:line-height-at-least="0.2083in" fo:orphans="2" fo:widows="2" fo:padding="0in" fo:border="none"/>
      <style:text-properties fo:font-variant="normal" fo:text-transform="none" fo:color="#333333" style:font-name="Monaco" fo:font-size="9.75pt" fo:letter-spacing="normal" fo:font-style="normal" fo:font-weight="normal" officeooo:paragraph-rsid="001ac766"/>
    </style:style>
    <style:style style:name="P10" style:family="paragraph" style:parent-style-name="Preformatted_20_Text">
      <style:paragraph-properties fo:margin-top="0in" fo:margin-bottom="0in" loext:contextual-spacing="false" style:line-height-at-least="0.2083in" fo:orphans="2" fo:widows="2" fo:padding="0in" fo:border="none"/>
      <style:text-properties fo:font-variant="normal" fo:text-transform="none" fo:color="#333333" style:font-name="Monaco" fo:font-size="9.75pt" fo:letter-spacing="normal" fo:font-style="normal" fo:font-weight="normal" officeooo:rsid="0019e948" officeooo:paragraph-rsid="0019e948"/>
    </style:style>
    <style:style style:name="P11" style:family="paragraph" style:parent-style-name="Preformatted_20_Text">
      <style:paragraph-properties fo:margin-top="0in" fo:margin-bottom="0in" loext:contextual-spacing="false" style:line-height-at-least="0.2083in" fo:orphans="2" fo:widows="2" fo:padding="0in" fo:border="none"/>
      <style:text-properties fo:font-variant="normal" fo:text-transform="none" fo:color="#333333" style:font-name="Monaco" fo:font-size="9.75pt" fo:letter-spacing="normal" fo:font-style="normal" fo:font-weight="normal" officeooo:rsid="001ac766" officeooo:paragraph-rsid="001ac766"/>
    </style:style>
    <style:style style:name="P12" style:family="paragraph" style:parent-style-name="Preformatted_20_Text">
      <style:paragraph-properties fo:margin-top="0in" fo:margin-bottom="0in" loext:contextual-spacing="false" style:line-height-at-least="0.2083in" fo:orphans="2" fo:widows="2" fo:padding="0in" fo:border="none"/>
      <style:text-properties fo:font-variant="normal" fo:text-transform="none" fo:color="#333333" style:font-name="Monaco" fo:font-size="9.75pt" fo:letter-spacing="normal" fo:font-style="normal" fo:font-weight="normal" officeooo:rsid="00182c76" officeooo:paragraph-rsid="00182c76"/>
    </style:style>
    <style:style style:name="P13" style:family="paragraph" style:parent-style-name="Preformatted_20_Text">
      <style:paragraph-properties fo:margin-top="0in" fo:margin-bottom="0in" loext:contextual-spacing="false" style:line-height-at-least="0.2083in" fo:orphans="2" fo:widows="2" fo:padding="0in" fo:border="none"/>
      <style:text-properties fo:font-variant="normal" fo:text-transform="none" fo:color="#333333" style:font-name="Monaco" fo:font-size="9.75pt" fo:letter-spacing="normal" fo:font-style="normal" fo:font-weight="bold" officeooo:rsid="00182c76" officeooo:paragraph-rsid="00182c76" style:font-weight-asian="bold" style:font-weight-complex="bold"/>
    </style:style>
    <style:style style:name="P14" style:family="paragraph" style:parent-style-name="Preformatted_20_Text">
      <style:paragraph-properties fo:margin-top="0in" fo:margin-bottom="0in" loext:contextual-spacing="false" style:line-height-at-least="0.2083in" fo:orphans="2" fo:widows="2" fo:padding="0in" fo:border="none"/>
      <style:text-properties fo:font-variant="normal" fo:text-transform="none" fo:color="#333333" fo:letter-spacing="normal"/>
    </style:style>
    <style:style style:name="P15" style:family="paragraph" style:parent-style-name="Preformatted_20_Text">
      <style:paragraph-properties fo:margin-top="0in" fo:margin-bottom="0in" loext:contextual-spacing="false" style:line-height-at-least="0.2083in" fo:orphans="2" fo:widows="2" fo:padding="0in" fo:border="none"/>
      <style:text-properties fo:font-variant="normal" fo:text-transform="none" fo:color="#333333" fo:letter-spacing="normal" officeooo:paragraph-rsid="001ac766"/>
    </style:style>
    <style:style style:name="P16" style:family="paragraph" style:parent-style-name="Preformatted_20_Text">
      <style:paragraph-properties fo:margin-top="0in" fo:margin-bottom="0in" loext:contextual-spacing="false" style:line-height-at-least="0.2083in" fo:orphans="2" fo:widows="2" fo:padding="0in" fo:border="none"/>
      <style:text-properties officeooo:paragraph-rsid="001ac766"/>
    </style:style>
    <style:style style:name="P17" style:family="paragraph" style:parent-style-name="Text_20_body">
      <style:paragraph-properties fo:margin-top="0in" fo:margin-bottom="0in" loext:contextual-spacing="false" style:line-height-at-least="0.2083in" fo:orphans="2" fo:widows="2" fo:padding="0in" fo:border="none"/>
      <style:text-properties fo:font-variant="normal" fo:text-transform="none" fo:color="#000066" fo:letter-spacing="normal"/>
    </style:style>
    <style:style style:name="P18" style:family="paragraph" style:parent-style-name="Preformatted_20_Text">
      <style:text-properties fo:font-variant="normal" fo:text-transform="none" fo:color="#339900" style:font-name="monospace" fo:font-size="9.75pt" fo:letter-spacing="normal" fo:font-style="normal" fo:font-weight="normal" officeooo:rsid="00182c76" officeooo:paragraph-rsid="00182c76" loext:padding="0in" loext:border="none"/>
    </style:style>
    <style:style style:name="P19" style:family="paragraph" style:parent-style-name="Text_20_body">
      <style:text-properties fo:font-variant="normal" fo:text-transform="none" fo:color="#339900" style:font-name="monospace" fo:font-size="9pt" fo:letter-spacing="normal" fo:font-style="normal" fo:font-weight="normal" officeooo:paragraph-rsid="0019e948"/>
    </style:style>
    <style:style style:name="P20" style:family="paragraph" style:parent-style-name="Text_20_body">
      <style:text-properties fo:font-variant="normal" fo:text-transform="none" fo:color="#000066" style:font-name="monospace" fo:font-size="9pt" fo:letter-spacing="normal" fo:font-style="normal" fo:font-weight="normal" officeooo:paragraph-rsid="0019e948"/>
    </style:style>
    <style:style style:name="P21" style:family="paragraph" style:parent-style-name="Text_20_body">
      <style:text-properties fo:font-variant="normal" fo:text-transform="none" fo:color="#000000" fo:font-size="9pt" fo:letter-spacing="normal" officeooo:paragraph-rsid="001ac766" style:font-size-asian="9pt" style:font-size-complex="9pt" loext:padding="0in" loext:border="none"/>
    </style:style>
    <style:style style:name="P22" style:family="paragraph" style:parent-style-name="Text_20_body">
      <style:text-properties fo:font-variant="normal" fo:text-transform="none" fo:color="#339933" style:font-name="monospace" fo:font-size="9pt" fo:letter-spacing="normal" fo:font-style="normal" fo:font-weight="normal" officeooo:paragraph-rsid="001ac766" style:font-size-asian="9pt" style:font-size-complex="9pt" loext:padding="0in" loext:border="none"/>
    </style:style>
    <style:style style:name="P23" style:family="paragraph" style:parent-style-name="Text_20_body">
      <style:text-properties fo:font-weight="bold" officeooo:rsid="001ac766" officeooo:paragraph-rsid="001ac766" style:font-weight-asian="bold" style:font-weight-complex="bold"/>
    </style:style>
    <style:style style:name="P24" style:family="paragraph" style:parent-style-name="Text_20_body">
      <style:text-properties officeooo:rsid="00186e19"/>
    </style:style>
    <style:style style:name="P25" style:family="paragraph" style:parent-style-name="Text_20_body">
      <style:text-properties officeooo:rsid="001ac766" officeooo:paragraph-rsid="001ac766"/>
    </style:style>
    <style:style style:name="P26" style:family="paragraph" style:parent-style-name="Standard">
      <style:text-properties fo:font-weight="bold" officeooo:rsid="00182c76" officeooo:paragraph-rsid="00182c76" style:font-weight-asian="bold" style:font-weight-complex="bold"/>
    </style:style>
    <style:style style:name="P27" style:family="paragraph" style:parent-style-name="Text_20_body">
      <style:text-properties fo:font-variant="normal" fo:text-transform="none" fo:color="#339900" style:font-name="monospace" fo:font-size="9pt" fo:letter-spacing="normal" fo:font-style="normal" fo:font-weight="normal" officeooo:rsid="00182c76" officeooo:paragraph-rsid="0019e948"/>
    </style:style>
    <style:style style:name="P28" style:family="paragraph" style:parent-style-name="Text_20_body">
      <style:text-properties fo:font-variant="normal" fo:text-transform="none" fo:color="#339900" style:font-name="monospace" fo:font-size="9pt" fo:letter-spacing="normal" fo:font-style="normal" fo:font-weight="normal" officeooo:paragraph-rsid="0019e948"/>
    </style:style>
    <style:style style:name="P29" style:family="paragraph" style:parent-style-name="Text_20_body">
      <style:text-properties fo:font-variant="normal" fo:text-transform="none" fo:color="#008000" style:font-name="monospace" fo:font-size="9pt" fo:letter-spacing="normal" fo:font-style="normal" fo:font-weight="normal" officeooo:paragraph-rsid="0019e948"/>
    </style:style>
    <style:style style:name="P30" style:family="paragraph" style:parent-style-name="Text_20_body">
      <style:text-properties fo:font-variant="normal" fo:text-transform="none" fo:color="#0000ff" style:font-name="monospace" fo:font-size="9pt" fo:letter-spacing="normal" fo:font-style="normal" fo:font-weight="normal" officeooo:rsid="001ac766" officeooo:paragraph-rsid="001ac766" style:font-size-asian="9pt" style:font-size-complex="9pt" loext:padding="0in" loext:border="none"/>
    </style:style>
    <style:style style:name="P31" style:family="paragraph" style:parent-style-name="Text_20_body">
      <style:text-properties fo:font-weight="bold" officeooo:rsid="00182c76" officeooo:paragraph-rsid="00182c76" style:font-weight-asian="bold" style:font-weight-complex="bold"/>
    </style:style>
    <style:style style:name="P32" style:family="paragraph" style:parent-style-name="Text_20_body">
      <style:text-properties fo:font-weight="bold" officeooo:rsid="00182c76" officeooo:paragraph-rsid="001ac766" style:font-weight-asian="bold" style:font-weight-complex="bold"/>
    </style:style>
    <style:style style:name="P33" style:family="paragraph" style:parent-style-name="Text_20_body" style:list-style-name="L1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000066" style:font-name="monospace" fo:font-size="9pt" fo:letter-spacing="normal" fo:font-style="normal" fo:font-weight="normal"/>
    </style:style>
    <style:style style:name="P34" style:family="paragraph" style:parent-style-name="Text_20_body" style:list-style-name="L1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000066" style:font-name="monospace" fo:font-size="9pt" fo:letter-spacing="normal" fo:font-style="normal" fo:font-weight="normal" officeooo:paragraph-rsid="0019e948"/>
    </style:style>
    <style:style style:name="P35" style:family="paragraph" style:parent-style-name="Text_20_body" style:list-style-name="L2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000066" style:font-name="monospace" fo:font-size="9pt" fo:letter-spacing="normal" fo:font-style="normal" fo:font-weight="normal"/>
    </style:style>
    <style:style style:name="P36" style:family="paragraph" style:parent-style-name="Text_20_body" style:list-style-name="L2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000066" style:font-name="monospace" fo:font-size="9pt" fo:letter-spacing="normal" fo:font-style="normal" fo:font-weight="normal" officeooo:paragraph-rsid="0019e948"/>
    </style:style>
    <style:style style:name="P37" style:family="paragraph" style:parent-style-name="Text_20_body" style:list-style-name="L1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000066" fo:letter-spacing="normal"/>
    </style:style>
    <style:style style:name="P38" style:family="paragraph" style:parent-style-name="Text_20_body" style:list-style-name="L1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000066" fo:letter-spacing="normal" officeooo:paragraph-rsid="0019e948"/>
    </style:style>
    <style:style style:name="P39" style:family="paragraph" style:parent-style-name="Text_20_body" style:list-style-name="L1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008000" style:font-name="monospace" fo:font-size="9pt" fo:letter-spacing="normal" fo:font-style="normal" fo:font-weight="normal"/>
    </style:style>
    <style:style style:name="P40" style:family="paragraph" style:parent-style-name="Text_20_body" style:list-style-name="L2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008000" style:font-name="monospace" fo:font-size="9pt" fo:letter-spacing="normal" fo:font-style="normal" fo:font-weight="normal"/>
    </style:style>
    <style:style style:name="P41" style:family="paragraph" style:parent-style-name="Text_20_body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008000" style:font-name="monospace" fo:font-size="9pt" fo:letter-spacing="normal" fo:font-style="normal" fo:font-weight="normal" officeooo:rsid="0019e948" officeooo:paragraph-rsid="0019e948"/>
    </style:style>
    <style:style style:name="P42" style:family="paragraph" style:parent-style-name="Text_20_body" style:list-style-name="L1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ff0000" fo:letter-spacing="normal" officeooo:paragraph-rsid="0019e948"/>
    </style:style>
    <style:style style:name="P43" style:family="paragraph" style:parent-style-name="Text_20_body" style:list-style-name="L1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ff0000" style:font-name="monospace" fo:font-size="9pt" fo:letter-spacing="normal" fo:font-style="italic" fo:font-weight="normal"/>
    </style:style>
    <style:style style:name="P44" style:family="paragraph" style:parent-style-name="Text_20_body" style:list-style-name="L1">
      <style:paragraph-properties fo:margin-top="0in" fo:margin-bottom="0in" loext:contextual-spacing="false" style:line-height-at-least="0.1354in" fo:orphans="2" fo:widows="2" fo:padding="0in" fo:border="none"/>
      <style:text-properties fo:font-variant="normal" fo:text-transform="none" fo:color="#ff0000" style:font-name="monospace" fo:font-size="9pt" fo:letter-spacing="normal" fo:font-style="italic" fo:font-weight="normal" officeooo:paragraph-rsid="0019e948"/>
    </style:style>
    <style:style style:name="P45" style:family="paragraph" style:parent-style-name="Text_20_body" style:list-style-name="L2">
      <style:paragraph-properties fo:margin-top="0in" fo:margin-bottom="0in" loext:contextual-spacing="false" style:line-height-at-least="0.1354in" fo:orphans="2" fo:widows="2" fo:padding="0in" fo:border="none"/>
    </style:style>
    <style:style style:name="P46" style:family="paragraph" style:parent-style-name="Text_20_body" style:list-style-name="L3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fo:font-size="9pt" fo:letter-spacing="normal" style:font-size-asian="9pt" style:font-size-complex="9pt" loext:padding="0in" loext:border="none"/>
    </style:style>
    <style:style style:name="P47" style:family="paragraph" style:parent-style-name="Text_20_body" style:list-style-name="L3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9900" style:font-name="monospace" fo:font-size="9pt" fo:letter-spacing="normal" fo:font-style="normal" fo:font-weight="normal" style:font-size-asian="9pt" style:font-size-complex="9pt" loext:padding="0in" loext:border="none"/>
    </style:style>
    <style:style style:name="P48" style:family="paragraph" style:parent-style-name="Text_20_body" style:list-style-name="L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9900" style:font-name="monospace" fo:font-size="9pt" fo:letter-spacing="normal" fo:font-style="normal" fo:font-weight="normal" style:font-size-asian="9pt" style:font-size-complex="9pt" loext:padding="0in" loext:border="none"/>
    </style:style>
    <style:style style:name="P49" style:family="paragraph" style:parent-style-name="Preformatted_20_Text">
      <style:paragraph-properties fo:margin-top="0in" fo:margin-bottom="0in" loext:contextual-spacing="false" style:line-height-at-least="0.2083in" fo:orphans="2" fo:widows="2" fo:padding="0in" fo:border="none"/>
      <style:text-properties fo:font-variant="normal" fo:text-transform="none" fo:color="#333333" style:font-name="Monaco" fo:font-size="9.75pt" fo:letter-spacing="normal" fo:font-style="normal" fo:font-weight="bold" officeooo:rsid="0019e948" officeooo:paragraph-rsid="0019e948" style:font-weight-asian="bold" style:font-weight-complex="bold"/>
    </style:style>
    <style:style style:name="P50" style:family="paragraph" style:parent-style-name="Preformatted_20_Text">
      <style:paragraph-properties fo:margin-top="0in" fo:margin-bottom="0in" loext:contextual-spacing="false" style:line-height-at-least="0.2083in" fo:orphans="2" fo:widows="2" fo:padding="0in" fo:border="none"/>
      <style:text-properties fo:font-variant="normal" fo:text-transform="none" fo:color="#333333" style:font-name="Monaco" fo:font-size="9.75pt" fo:letter-spacing="normal" fo:font-style="normal" fo:font-weight="bold" officeooo:rsid="001ac766" officeooo:paragraph-rsid="001ac766" style:font-weight-asian="bold" style:font-weight-complex="bold"/>
    </style:style>
    <style:style style:name="T1" style:family="text">
      <style:text-properties fo:color="#008000"/>
    </style:style>
    <style:style style:name="T2" style:family="text">
      <style:text-properties fo:color="#008000" style:font-name="monospace" fo:font-size="9.75pt" fo:font-style="normal" fo:font-weight="normal"/>
    </style:style>
    <style:style style:name="T3" style:family="text">
      <style:text-properties fo:color="#008000" style:font-name="monospace" fo:font-size="9pt" fo:font-style="normal" fo:font-weight="normal"/>
    </style:style>
    <style:style style:name="T4" style:family="text">
      <style:text-properties fo:color="#0000ff"/>
    </style:style>
    <style:style style:name="T5" style:family="text">
      <style:text-properties fo:color="#0000ff" style:font-name="monospace" fo:font-size="9.75pt" fo:font-style="normal" fo:font-weight="normal"/>
    </style:style>
    <style:style style:name="T6" style:family="text">
      <style:text-properties fo:color="#0000ff" style:font-name="monospace" fo:font-size="9pt" fo:font-style="normal" fo:font-weight="normal"/>
    </style:style>
    <style:style style:name="T7" style:family="text">
      <style:text-properties fo:color="#0000ff" style:font-name="monospace" fo:font-size="9pt" fo:font-style="italic" fo:font-weight="normal"/>
    </style:style>
    <style:style style:name="T8" style:family="text">
      <style:text-properties fo:color="#0000ff" style:font-name="monospace" fo:font-style="normal" fo:font-weight="normal"/>
    </style:style>
    <style:style style:name="T9" style:family="text">
      <style:text-properties fo:color="#0000ff" style:font-name="monospace" fo:font-style="normal" fo:font-weight="normal" officeooo:rsid="001ac766"/>
    </style:style>
    <style:style style:name="T10" style:family="text">
      <style:text-properties fo:color="#0000ff" officeooo:rsid="00182c76"/>
    </style:style>
    <style:style style:name="T11" style:family="text">
      <style:text-properties fo:color="#666666"/>
    </style:style>
    <style:style style:name="T12" style:family="text">
      <style:text-properties fo:color="#666666" style:font-name="monospace" fo:font-size="9.75pt" fo:font-style="normal" fo:font-weight="normal"/>
    </style:style>
    <style:style style:name="T13" style:family="text">
      <style:text-properties fo:color="#666666" style:font-name="monospace" fo:font-size="9pt" fo:font-style="normal" fo:font-weight="normal"/>
    </style:style>
    <style:style style:name="T14" style:family="text">
      <style:text-properties fo:color="#666666" style:font-name="monospace" fo:font-style="italic" fo:font-weight="normal"/>
    </style:style>
    <style:style style:name="T15" style:family="text">
      <style:text-properties fo:color="#000080"/>
    </style:style>
    <style:style style:name="T16" style:family="text">
      <style:text-properties fo:color="#000080" style:font-name="monospace" fo:font-size="9.75pt" fo:font-style="normal" fo:font-weight="normal"/>
    </style:style>
    <style:style style:name="T17" style:family="text">
      <style:text-properties fo:color="#000080" style:font-name="monospace" fo:font-size="9pt" fo:font-style="normal" fo:font-weight="normal"/>
    </style:style>
    <style:style style:name="T18" style:family="text">
      <style:text-properties fo:color="#000080" style:font-name="monospace" fo:font-style="normal" fo:font-weight="normal"/>
    </style:style>
    <style:style style:name="T19" style:family="text">
      <style:text-properties fo:color="#000080" style:font-name="monospace" fo:font-style="normal" fo:font-weight="normal" officeooo:rsid="001ac766"/>
    </style:style>
    <style:style style:name="T20" style:family="text">
      <style:text-properties fo:color="#0000dd"/>
    </style:style>
    <style:style style:name="T21" style:family="text">
      <style:text-properties fo:color="#0000dd" style:font-name="monospace" fo:font-size="9.75pt" fo:font-style="normal" fo:font-weight="normal"/>
    </style:style>
    <style:style style:name="T22" style:family="text">
      <style:text-properties fo:color="#008080"/>
    </style:style>
    <style:style style:name="T23" style:family="text">
      <style:text-properties fo:color="#008080" style:font-name="monospace" fo:font-size="9.75pt" fo:font-style="normal" fo:font-weight="normal"/>
    </style:style>
    <style:style style:name="T24" style:family="text">
      <style:text-properties fo:color="#008080" style:font-name="monospace" fo:font-size="9pt" fo:font-style="normal" fo:font-weight="normal"/>
    </style:style>
    <style:style style:name="T25" style:family="text">
      <style:text-properties fo:color="#008080" style:font-name="monospace" fo:font-style="normal" fo:font-weight="normal"/>
    </style:style>
    <style:style style:name="T26" style:family="text">
      <style:text-properties fo:color="#008080" officeooo:rsid="00182c76"/>
    </style:style>
    <style:style style:name="T27" style:family="text">
      <style:text-properties fo:color="#000040"/>
    </style:style>
    <style:style style:name="T28" style:family="text">
      <style:text-properties fo:color="#000040" style:font-name="monospace" fo:font-size="9.75pt" fo:font-style="normal" fo:font-weight="normal"/>
    </style:style>
    <style:style style:name="T29" style:family="text">
      <style:text-properties fo:color="#000040" style:font-name="monospace" fo:font-size="9pt" fo:font-style="normal" fo:font-weight="normal"/>
    </style:style>
    <style:style style:name="T30" style:family="text">
      <style:text-properties fo:color="#000040" style:font-name="monospace" fo:font-style="normal" fo:font-weight="normal"/>
    </style:style>
    <style:style style:name="T31" style:family="text">
      <style:text-properties fo:color="#000040" style:font-name="monospace" fo:font-style="normal" fo:font-weight="normal" officeooo:rsid="001ac766"/>
    </style:style>
    <style:style style:name="T32" style:family="text">
      <style:text-properties fo:color="#007788"/>
    </style:style>
    <style:style style:name="T33" style:family="text">
      <style:text-properties fo:color="#007788" style:font-name="monospace" fo:font-size="9.75pt" fo:font-style="normal" fo:font-weight="normal"/>
    </style:style>
    <style:style style:name="T34" style:family="text">
      <style:text-properties fo:color="#007788" style:font-name="monospace" fo:font-size="9pt" fo:font-style="normal" fo:font-weight="normal"/>
    </style:style>
    <style:style style:name="T35" style:family="text">
      <style:text-properties fo:color="#007788" style:font-name="monospace" fo:font-style="normal" fo:font-weight="normal"/>
    </style:style>
    <style:style style:name="T36" style:family="text">
      <style:text-properties style:font-name="monospace" fo:font-size="9pt" fo:font-style="normal" fo:font-weight="normal"/>
    </style:style>
    <style:style style:name="T37" style:family="text">
      <style:text-properties style:font-name="monospace" fo:font-size="9.75pt" fo:font-style="normal" fo:font-weight="normal"/>
    </style:style>
    <style:style style:name="T38" style:family="text">
      <style:text-properties style:font-name="monospace" fo:font-style="normal" fo:font-weight="normal"/>
    </style:style>
    <style:style style:name="T39" style:family="text">
      <style:text-properties style:font-name="monospace" fo:font-style="normal" fo:font-weight="normal" officeooo:rsid="001ac766"/>
    </style:style>
    <style:style style:name="T40" style:family="text">
      <style:text-properties fo:color="#800080"/>
    </style:style>
    <style:style style:name="T41" style:family="text">
      <style:text-properties style:font-name="Monaco" fo:font-size="9.75pt" fo:font-style="normal" fo:font-weight="normal"/>
    </style:style>
    <style:style style:name="T42" style:family="text">
      <style:text-properties officeooo:rsid="00186e19"/>
    </style:style>
    <style:style style:name="T43" style:family="text">
      <style:text-properties officeooo:rsid="00182c76"/>
    </style:style>
    <style:style style:name="T44" style:family="text">
      <style:text-properties fo:color="#000066" style:font-name="monospace" fo:font-size="9pt" fo:font-style="normal" fo:font-weight="normal"/>
    </style:style>
    <style:style style:name="T45" style:family="text">
      <style:text-properties fo:color="#000066" style:font-name="monospace" fo:font-style="normal" fo:font-weight="normal"/>
    </style:style>
    <style:style style:name="T46" style:family="text">
      <style:text-properties fo:color="#ff0000"/>
    </style:style>
    <style:style style:name="T47" style:family="text">
      <style:text-properties fo:color="#ff0000" style:font-name="monospace" fo:font-size="9pt" fo:font-style="italic" fo:font-weight="normal"/>
    </style:style>
    <style:style style:name="T48" style:family="text">
      <style:text-properties fo:font-variant="normal" fo:text-transform="none" fo:color="#0000ff" style:font-name="monospace" fo:font-size="9pt" fo:letter-spacing="normal" fo:font-style="normal" fo:font-weight="normal"/>
    </style:style>
    <style:style style:name="T49" style:family="text">
      <style:text-properties fo:font-variant="normal" fo:text-transform="none" fo:color="#008000" style:font-name="monospace" fo:font-size="9pt" fo:letter-spacing="normal" fo:font-style="normal" fo:font-weight="normal"/>
    </style:style>
    <style:style style:name="T50" style:family="text">
      <style:text-properties fo:font-variant="normal" fo:text-transform="none" fo:color="#000066" style:font-name="monospace" fo:font-size="9pt" fo:letter-spacing="normal" fo:font-style="normal" fo:font-weight="normal"/>
    </style:style>
    <style:style style:name="T51" style:family="text">
      <style:text-properties fo:font-variant="normal" fo:text-transform="none" fo:color="#000080" style:font-name="monospace" fo:font-size="9pt" fo:letter-spacing="normal" fo:font-style="normal" fo:font-weight="normal"/>
    </style:style>
    <style:style style:name="T52" style:family="text">
      <style:text-properties fo:font-variant="normal" fo:text-transform="none" fo:color="#0000dd" style:font-name="monospace" fo:font-size="9pt" fo:letter-spacing="normal" fo:font-style="normal" fo:font-weight="normal"/>
    </style:style>
    <style:style style:name="T53" style:family="text">
      <style:text-properties fo:font-variant="normal" fo:text-transform="none" fo:color="#008080" style:font-name="monospace" fo:font-size="9pt" fo:letter-spacing="normal" fo:font-style="normal" fo:font-weight="normal"/>
    </style:style>
    <style:style style:name="T54" style:family="text">
      <style:text-properties fo:font-weight="bold" officeooo:rsid="001ac766" style:font-weight-asian="bold" style:font-weight-complex="bold"/>
    </style:style>
    <style:style style:name="T55" style:family="text">
      <style:text-properties officeooo:rsid="001ac766"/>
    </style:style>
    <style:style style:name="T56" style:family="text">
      <style:text-properties fo:color="#009900" style:font-name="monospace" fo:font-style="normal" fo:font-weight="normal"/>
    </style:style>
    <style:style style:name="T57" style:family="text">
      <style:text-properties fo:color="#009900" style:font-name="monospace" fo:font-style="normal" fo:font-weight="normal" officeooo:rsid="001ac766"/>
    </style:style>
    <style:style style:name="T58" style:family="text">
      <style:text-properties fo:color="#686868" style:font-name="monospace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/>
      </text:list-level-style-number>
      <text:list-level-style-number text:level="2" text:style-name="Numbering_20_Symbols" style:num-suffix="." style:num-format="1">
        <style:list-level-properties text:space-before="1.0354in" text:min-label-width="0.1965in"/>
      </text:list-level-style-number>
      <text:list-level-style-number text:level="3" text:style-name="Numbering_20_Symbols" style:num-suffix="." style:num-format="1">
        <style:list-level-properties text:space-before="1.5264in" text:min-label-width="0.1965in"/>
      </text:list-level-style-number>
      <text:list-level-style-number text:level="4" text:style-name="Numbering_20_Symbols" style:num-suffix="." style:num-format="1">
        <style:list-level-properties text:space-before="2.0173in" text:min-label-width="0.1965in"/>
      </text:list-level-style-number>
      <text:list-level-style-number text:level="5" text:style-name="Numbering_20_Symbols" style:num-suffix="." style:num-format="1">
        <style:list-level-properties text:space-before="2.5083in" text:min-label-width="0.1965in"/>
      </text:list-level-style-number>
      <text:list-level-style-number text:level="6" text:style-name="Numbering_20_Symbols" style:num-suffix="." style:num-format="1">
        <style:list-level-properties text:space-before="2.9992in" text:min-label-width="0.1965in"/>
      </text:list-level-style-number>
      <text:list-level-style-number text:level="7" text:style-name="Numbering_20_Symbols" style:num-suffix="." style:num-format="1">
        <style:list-level-properties text:space-before="3.4902in" text:min-label-width="0.1965in"/>
      </text:list-level-style-number>
      <text:list-level-style-number text:level="8" text:style-name="Numbering_20_Symbols" style:num-suffix="." style:num-format="1">
        <style:list-level-properties text:space-before="3.9815in" text:min-label-width="0.1965in"/>
      </text:list-level-style-number>
      <text:list-level-style-number text:level="9" text:style-name="Numbering_20_Symbols" style:num-suffix="." style:num-format="1">
        <style:list-level-properties text:space-before="4.4724in" text:min-label-width="0.1965in"/>
      </text:list-level-style-number>
      <text:list-level-style-number text:level="10" text:style-name="Numbering_20_Symbols" style:num-suffix="." style:num-format="1">
        <style:list-level-properties text:space-before="4.96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Extended Euclid and Modular Multiplicative Inverse:</text:p>
      <text:p text:style-name="P1"/>
      <text:p text:style-name="P27">#define mp makepair</text:p>
      <text:p text:style-name="P19">#define x first</text:p>
      <text:p text:style-name="P19">#define y second</text:p>
      <text:list xml:id="list5322553559464153481" text:style-name="L1">
        <text:list-header>
          <text:p text:style-name="P33">pii extendedEuclid<text:span text:style-name="T1">(</text:span><text:span text:style-name="T4">int</text:span> a, <text:span text:style-name="T4">int</text:span> b<text:span text:style-name="T1">)</text:span> <text:span text:style-name="T11">/// Returns the x and y values of ax+by=gcd(x, y);</text:span></text:p>
          <text:p text:style-name="P39">{</text:p>
          <text:p text:style-name="P34"><text:span text:style-name="T4"><text:s text:c="2"/><text:tab/>if</text:span><text:span text:style-name="T1">(</text:span>b<text:span text:style-name="T15">==</text:span><text:span text:style-name="T20">0</text:span><text:span text:style-name="T1">)</text:span> <text:span text:style-name="T4">return</text:span> pii<text:span text:style-name="T1">(</text:span><text:span text:style-name="T20">1</text:span>, <text:span text:style-name="T20">0</text:span><text:span text:style-name="T1">)</text:span><text:span text:style-name="T22">;</text:span></text:p>
          <text:p text:style-name="P34"><text:span text:style-name="T22"><text:s text:c="4"/></text:span>pii d<text:span text:style-name="T15">=</text:span>extendedEuclid<text:span text:style-name="T1">(</text:span>b, a<text:span text:style-name="T27">%</text:span>b<text:span text:style-name="T1">)</text:span><text:span text:style-name="T22">;</text:span></text:p>
          <text:p text:style-name="P33"><text:span text:style-name="T4"><text:s text:c="4"/>return</text:span> pii<text:span text:style-name="T1">(</text:span>d.<text:span text:style-name="T32">y</text:span>, d.<text:span text:style-name="T32">x</text:span><text:span text:style-name="T27">-</text:span><text:span text:style-name="T1">(</text:span>d.<text:span text:style-name="T32">y</text:span><text:span text:style-name="T1">)</text:span><text:span text:style-name="T27">*</text:span><text:span text:style-name="T1">(</text:span>a<text:span text:style-name="T27">/</text:span>b<text:span text:style-name="T1">))</text:span><text:span text:style-name="T22">;</text:span></text:p>
          <text:p text:style-name="P39">}</text:p>
        </text:list-header>
      </text:list>
      <text:p text:style-name="P17"/>
      <text:list xml:id="list151017417978761" text:continue-numbering="true" text:style-name="L1">
        <text:list-header>
          <text:p text:style-name="P37"><text:span text:style-name="T6">int</text:span><text:span text:style-name="T36"> modularInverse</text:span><text:span text:style-name="T3">(</text:span><text:span text:style-name="T6">int</text:span><text:span text:style-name="T36"> a, </text:span><text:span text:style-name="T6">int</text:span><text:span text:style-name="T36"> n</text:span><text:span text:style-name="T3">)</text:span><text:span text:style-name="T36"> </text:span><text:span text:style-name="T3">{</text:span><text:span text:style-name="T36"> </text:span><text:span text:style-name="T13">/// Returns the value of x in ax=1(mod n)</text:span></text:p>
          <text:p text:style-name="P38"><text:span text:style-name="T36"><text:s text:c="4"/>pii ret </text:span><text:span text:style-name="T17">=</text:span><text:span text:style-name="T36"> extendedEuclid</text:span><text:span text:style-name="T3">(</text:span><text:span text:style-name="T36">a, n</text:span><text:span text:style-name="T3">)</text:span><text:span text:style-name="T24">;</text:span> </text:p>
          <text:list>
            <text:list-item>
              <text:list>
                <text:list-header>
                  <text:p text:style-name="P38"><text:span text:style-name="T47">/*</text:span><text:span text:style-name="T46"> </text:span><text:span text:style-name="T47">ax=1(mod n)</text:span></text:p>
                  <text:p text:style-name="P43">=&gt; ax=1+bn</text:p>
                  <text:p text:style-name="P44">=&gt; ax-nb=1;*/</text:p>
                  <text:p text:style-name="P44"/>
                </text:list-header>
              </text:list>
            </text:list-item>
          </text:list>
          <text:p text:style-name="P42"><text:span text:style-name="T7"><text:s text:c="4"/></text:span><text:span text:style-name="T6">return</text:span><text:span text:style-name="T44"> </text:span><text:span text:style-name="T3">((</text:span><text:span text:style-name="T44">ret.</text:span><text:span text:style-name="T34">x</text:span><text:span text:style-name="T44"> </text:span><text:span text:style-name="T29">%</text:span><text:span text:style-name="T44"> n</text:span><text:span text:style-name="T3">)</text:span><text:span text:style-name="T44"> </text:span><text:span text:style-name="T29">+</text:span><text:span text:style-name="T44"> n</text:span><text:span text:style-name="T3">)</text:span><text:span text:style-name="T44"> </text:span><text:span text:style-name="T29">%</text:span><text:span text:style-name="T44"> n</text:span><text:span text:style-name="T24">;</text:span><text:span text:style-name="T44"> </text:span><text:span text:style-name="T13">///Returned value of x might be negative</text:span></text:p>
          <text:p text:style-name="P39">}</text:p>
        </text:list-header>
      </text:list>
      <text:p text:style-name="P1"/>
      <text:p text:style-name="P1"/>
      <text:p text:style-name="P2">Fast Exponentiation:</text:p>
      <text:p text:style-name="P1"/>
      <text:p text:style-name="P20"><text:span text:style-name="T10">typedef</text:span><text:span text:style-name="T43"> </text:span><text:span text:style-name="T10">long</text:span><text:span text:style-name="T43"> </text:span><text:span text:style-name="T10">long</text:span><text:span text:style-name="T43"> ll</text:span><text:span text:style-name="T26">;</text:span></text:p>
      <text:p text:style-name="P20">ll bigmod<text:span text:style-name="T1">(</text:span>ll n, ll high<text:span text:style-name="T1">)</text:span> <text:span text:style-name="T11">//Returns n^high</text:span></text:p>
      <text:p text:style-name="P29">{</text:p>
      <text:list xml:id="list368843051998052530" text:style-name="L2">
        <text:list-header>
          <text:p text:style-name="P45"><text:span text:style-name="T48">if</text:span><text:span text:style-name="T49">(</text:span><text:span text:style-name="T50">high</text:span><text:span text:style-name="T51">==</text:span><text:span text:style-name="T52">0</text:span><text:span text:style-name="T49">)</text:span><text:span text:style-name="T50"> </text:span><text:span text:style-name="T48">return</text:span><text:span text:style-name="T50"> </text:span><text:span text:style-name="T52">1</text:span><text:span text:style-name="T53">;</text:span></text:p>
          <text:p text:style-name="P35"><text:span text:style-name="T4">if</text:span><text:span text:style-name="T1">(</text:span>high<text:span text:style-name="T27">%</text:span><text:span text:style-name="T40">2</text:span><text:span text:style-name="T1">){</text:span></text:p>
          <text:p text:style-name="P35"><text:span text:style-name="T4"><text:s text:c="4"/>return</text:span> <text:span text:style-name="T1">(</text:span>n<text:span text:style-name="T27">*</text:span>bigmod<text:span text:style-name="T1">(</text:span>n, high<text:span text:style-name="T27">-</text:span><text:span text:style-name="T20">1</text:span><text:span text:style-name="T1">))</text:span><text:span text:style-name="T27">%</text:span>mod<text:span text:style-name="T22">;</text:span></text:p>
          <text:p text:style-name="P40">}</text:p>
          <text:p text:style-name="P35">ll x<text:span text:style-name="T15">=</text:span>bigmod<text:span text:style-name="T1">(</text:span>n, high<text:span text:style-name="T27">/</text:span><text:span text:style-name="T20">2</text:span><text:span text:style-name="T1">)</text:span><text:span text:style-name="T22">;</text:span></text:p>
          <text:p text:style-name="P35">x<text:span text:style-name="T27">%</text:span><text:span text:style-name="T15">=</text:span>mod<text:span text:style-name="T22">;</text:span></text:p>
          <text:p text:style-name="P36"><text:span text:style-name="T4">return</text:span> <text:span text:style-name="T1">(</text:span>x<text:span text:style-name="T27">*</text:span>x<text:span text:style-name="T1">)</text:span><text:span text:style-name="T27">%</text:span>mod<text:span text:style-name="T22">;</text:span></text:p>
        </text:list-header>
      </text:list>
      <text:p text:style-name="P41">}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hinese Remainder Theorem:</text:p>
      <text:p text:style-name="P1"/>
      <text:p text:style-name="P18">#define mp makepair</text:p>
      <text:p text:style-name="P3">#define x first</text:p>
      <text:p text:style-name="P3">#define y second</text:p>
      <text:p text:style-name="P3">#define pll pair&lt;long long int, long long int&gt;</text:p>
      <text:p text:style-name="P4"/>
      <text:p text:style-name="P6">pll extendedEuclid<text:span text:style-name="T1">(</text:span> <text:span text:style-name="T4">long</text:span> <text:span text:style-name="T4">long</text:span> <text:span text:style-name="T4">int</text:span> a, <text:span text:style-name="T4">long</text:span> <text:span text:style-name="T4">long</text:span> <text:span text:style-name="T4">int</text:span> b<text:span text:style-name="T1">)</text:span></text:p>
      <text:p text:style-name="P7">{</text:p>
      <text:p text:style-name="P5"><text:s text:c="4"/><text:span text:style-name="T5">if</text:span><text:span text:style-name="T2">(</text:span><text:span text:style-name="T37">b</text:span><text:span text:style-name="T16">==</text:span><text:span text:style-name="T21">0</text:span><text:span text:style-name="T2">)</text:span><text:span text:style-name="T37"> </text:span><text:span text:style-name="T5">return</text:span><text:span text:style-name="T37"> pll</text:span><text:span text:style-name="T2">(</text:span><text:span text:style-name="T21">1</text:span><text:span text:style-name="T37">, </text:span><text:span text:style-name="T21">0</text:span><text:span text:style-name="T2">)</text:span><text:span text:style-name="T23">;</text:span></text:p>
      <text:p text:style-name="P5"><text:s text:c="4"/><text:span text:style-name="T37">pll d</text:span><text:span text:style-name="T16">=</text:span><text:span text:style-name="T37">extendedEuclid</text:span><text:span text:style-name="T2">(</text:span><text:span text:style-name="T37">b, a</text:span><text:span text:style-name="T28">%</text:span><text:span text:style-name="T37">b</text:span><text:span text:style-name="T2">)</text:span><text:span text:style-name="T23">;</text:span></text:p>
      <text:p text:style-name="P5"><text:s text:c="4"/><text:span text:style-name="T5">return</text:span><text:span text:style-name="T37"> pll</text:span><text:span text:style-name="T2">(</text:span><text:span text:style-name="T37">d.</text:span><text:span text:style-name="T33">y</text:span><text:span text:style-name="T37">, d.</text:span><text:span text:style-name="T33">x</text:span><text:span text:style-name="T28">-</text:span><text:span text:style-name="T2">(</text:span><text:span text:style-name="T37">d.</text:span><text:span text:style-name="T33">y</text:span><text:span text:style-name="T2">)</text:span><text:span text:style-name="T28">*</text:span><text:span text:style-name="T2">(</text:span><text:span text:style-name="T37">a</text:span><text:span text:style-name="T28">/</text:span><text:span text:style-name="T37">b</text:span><text:span text:style-name="T2">))</text:span><text:span text:style-name="T23">;</text:span></text:p>
      <text:p text:style-name="P7">}</text:p>
      <text:p text:style-name="P4"/>
      <text:p text:style-name="P4"/>
      <text:p text:style-name="P6"><text:span text:style-name="T4">long</text:span> <text:span text:style-name="T4">long</text:span> <text:span text:style-name="T4">int</text:span> modularInverse<text:span text:style-name="T1">(</text:span><text:span text:style-name="T4">long</text:span> <text:span text:style-name="T4">long</text:span> <text:span text:style-name="T4">int</text:span> a, <text:span text:style-name="T4">long</text:span> <text:span text:style-name="T4">long</text:span> <text:span text:style-name="T4">int</text:span> n<text:span text:style-name="T1">)</text:span> <text:span text:style-name="T1">{</text:span></text:p>
      <text:p text:style-name="P5"><text:s text:c="2"/><text:span text:style-name="T37">pll ret </text:span><text:span text:style-name="T16">=</text:span><text:span text:style-name="T37"> extendedEuclid</text:span><text:span text:style-name="T2">(</text:span><text:span text:style-name="T37">a, n</text:span><text:span text:style-name="T2">)</text:span><text:span text:style-name="T23">;</text:span></text:p>
      <text:p text:style-name="P5"><text:s text:c="2"/><text:span text:style-name="T5">return</text:span><text:span text:style-name="T37"> </text:span><text:span text:style-name="T2">((</text:span><text:span text:style-name="T37">ret.</text:span><text:span text:style-name="T33">x</text:span><text:span text:style-name="T37"> </text:span><text:span text:style-name="T28">%</text:span><text:span text:style-name="T37"> n</text:span><text:span text:style-name="T2">)</text:span><text:span text:style-name="T37"> </text:span><text:span text:style-name="T28">+</text:span><text:span text:style-name="T37"> n</text:span><text:span text:style-name="T2">)</text:span><text:span text:style-name="T37"> </text:span><text:span text:style-name="T28">%</text:span><text:span text:style-name="T37"> n</text:span><text:span text:style-name="T23">;</text:span></text:p>
      <text:p text:style-name="P7">}</text:p>
      <text:p text:style-name="P6"><text:span text:style-name="T4">long</text:span> <text:span text:style-name="T4">long</text:span> <text:span text:style-name="T4">int</text:span> lcm<text:span text:style-name="T1">(</text:span><text:span text:style-name="T4">long</text:span> <text:span text:style-name="T4">long</text:span> <text:span text:style-name="T4">int</text:span> x, <text:span text:style-name="T4">long</text:span> <text:span text:style-name="T4">long</text:span> <text:span text:style-name="T4">int</text:span> y<text:span text:style-name="T1">)</text:span></text:p>
      <text:p text:style-name="P7">{</text:p>
      <text:p text:style-name="P5"><text:s text:c="4"/><text:span text:style-name="T5">return</text:span><text:span text:style-name="T37"> </text:span><text:span text:style-name="T2">(</text:span><text:span text:style-name="T37">x</text:span><text:span text:style-name="T28">/</text:span><text:span text:style-name="T37">__gcd</text:span><text:span text:style-name="T2">(</text:span><text:span text:style-name="T37">x, y</text:span><text:span text:style-name="T2">))</text:span><text:span text:style-name="T28">*</text:span><text:span text:style-name="T37">y</text:span><text:span text:style-name="T23">;</text:span></text:p>
      <text:p text:style-name="P7">}</text:p>
      <text:p text:style-name="P6"><text:span text:style-name="T4">long</text:span> <text:span text:style-name="T4">long</text:span> <text:span text:style-name="T4">int</text:span> CRT<text:span text:style-name="T1">(</text:span><text:span text:style-name="T4">long</text:span> <text:span text:style-name="T4">long</text:span> <text:span text:style-name="T4">int</text:span> p<text:span text:style-name="T1">[]</text:span>, <text:span text:style-name="T4">long</text:span> <text:span text:style-name="T4">long</text:span> <text:span text:style-name="T4">int</text:span> r<text:span text:style-name="T1">[]</text:span>, <text:span text:style-name="T4">int</text:span> n<text:span text:style-name="T1">)</text:span></text:p>
      <text:p text:style-name="P7">{</text:p>
      <text:p text:style-name="P5"><text:s text:c="4"/><text:span text:style-name="T12">//p[] is the list of all p in x=r(mod p)</text:span></text:p>
      <text:p text:style-name="P5"><text:s text:c="4"/><text:span text:style-name="T12">//r[] is the list of all r in y=r(mod p)</text:span></text:p>
      <text:p text:style-name="P5"><text:s text:c="4"/><text:span text:style-name="T5">long</text:span><text:span text:style-name="T37"> </text:span><text:span text:style-name="T5">long</text:span><text:span text:style-name="T37"> </text:span><text:span text:style-name="T5">int</text:span><text:span text:style-name="T37"> x</text:span><text:span text:style-name="T16">=</text:span><text:span text:style-name="T21">0</text:span><text:span text:style-name="T37">, prod</text:span><text:span text:style-name="T16">=</text:span><text:span text:style-name="T21">1</text:span><text:span text:style-name="T23">;</text:span></text:p>
      <text:p text:style-name="P5"><text:s text:c="4"/><text:span text:style-name="T5">for</text:span><text:span text:style-name="T2">(</text:span><text:span text:style-name="T5">int</text:span><text:span text:style-name="T37"> i</text:span><text:span text:style-name="T16">=</text:span><text:span text:style-name="T21">0</text:span><text:span text:style-name="T23">;</text:span><text:span text:style-name="T37"> i</text:span><text:span text:style-name="T16">&lt;</text:span><text:span text:style-name="T37">n</text:span><text:span text:style-name="T23">;</text:span><text:span text:style-name="T37"> i</text:span><text:span text:style-name="T28">++</text:span><text:span text:style-name="T2">)</text:span><text:span text:style-name="T37"> prod</text:span><text:span text:style-name="T16">=</text:span><text:span text:style-name="T37">lcm</text:span><text:span text:style-name="T2">(</text:span><text:span text:style-name="T37">prod, p</text:span><text:span text:style-name="T2">[</text:span><text:span text:style-name="T37">i</text:span><text:span text:style-name="T2">])</text:span><text:span text:style-name="T23">;</text:span></text:p>
      <text:p text:style-name="P5"><text:s text:c="4"/><text:span text:style-name="T5">for</text:span><text:span text:style-name="T2">(</text:span><text:span text:style-name="T5">int</text:span><text:span text:style-name="T37"> i</text:span><text:span text:style-name="T16">=</text:span><text:span text:style-name="T21">0</text:span><text:span text:style-name="T23">;</text:span><text:span text:style-name="T37"> i</text:span><text:span text:style-name="T16">&lt;</text:span><text:span text:style-name="T37">n</text:span><text:span text:style-name="T23">;</text:span><text:span text:style-name="T37"> i</text:span><text:span text:style-name="T28">++</text:span><text:span text:style-name="T2">){</text:span></text:p>
      <text:p text:style-name="P5"><text:s text:c="8"/><text:span text:style-name="T37">x</text:span><text:span text:style-name="T28">+</text:span><text:span text:style-name="T16">=</text:span><text:span text:style-name="T37">r</text:span><text:span text:style-name="T2">[</text:span><text:span text:style-name="T37">i</text:span><text:span text:style-name="T2">]</text:span><text:span text:style-name="T28">*</text:span><text:span text:style-name="T2">(</text:span><text:span text:style-name="T37">prod</text:span><text:span text:style-name="T28">/</text:span><text:span text:style-name="T37">p</text:span><text:span text:style-name="T2">[</text:span><text:span text:style-name="T37">i</text:span><text:span text:style-name="T2">])</text:span><text:span text:style-name="T28">*</text:span><text:span text:style-name="T37">modularInverse</text:span><text:span text:style-name="T2">(</text:span><text:span text:style-name="T37">prod</text:span><text:span text:style-name="T28">/</text:span><text:span text:style-name="T37">p</text:span><text:span text:style-name="T2">[</text:span><text:span text:style-name="T37">i</text:span><text:span text:style-name="T2">]</text:span><text:span text:style-name="T37">, p</text:span><text:span text:style-name="T2">[</text:span><text:span text:style-name="T37">i</text:span><text:span text:style-name="T2">])</text:span><text:span text:style-name="T23">;</text:span></text:p>
      <text:p text:style-name="P5"><text:s text:c="8"/><text:span text:style-name="T37">x</text:span><text:span text:style-name="T28">%</text:span><text:span text:style-name="T16">=</text:span><text:span text:style-name="T37">prod</text:span><text:span text:style-name="T23">;</text:span></text:p>
      <text:p text:style-name="P5"><text:s text:c="4"/><text:span text:style-name="T2">}</text:span></text:p>
      <text:p text:style-name="P5"><text:s text:c="4"/><text:span text:style-name="T5">return</text:span><text:span text:style-name="T37"> x</text:span><text:span text:style-name="T28">%</text:span><text:span text:style-name="T37">prod</text:span><text:span text:style-name="T23">;</text:span></text:p>
      <text:p text:style-name="P7">}</text:p>
      <text:p text:style-name="Text_20_body"><text:lin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9"><text:soft-page-break/>Eulerian Circuit:</text:p>
      <text:p text:style-name="P10"/>
      <text:p text:style-name="P11"/>
      <text:p text:style-name="P11">int lastTraversed[SIZE];</text:p>
      <text:p text:style-name="P11">vector &lt;int&gt; adj[SIZE];</text:p>
      <text:p text:style-name="P11">struct edge{</text:p>
      <text:p text:style-name="P11"><text:s text:c="4"/>int u, v;</text:p>
      <text:p text:style-name="P11"><text:s text:c="4"/>bool dir;</text:p>
      <text:p text:style-name="P11"><text:s text:c="4"/>bool vis;</text:p>
      <text:p text:style-name="P11">}ed[2*SIZE];</text:p>
      <text:p text:style-name="P11">stack &lt;int&gt; st; //Stack that contains the order of node traversal</text:p>
      <text:p text:style-name="P11">bool vis[SIZE];</text:p>
      <text:p text:style-name="P11">void clearAll()</text:p>
      <text:p text:style-name="P11">{</text:p>
      <text:p text:style-name="P11"><text:s text:c="4"/>SET(lastTraversed);</text:p>
      <text:p text:style-name="P11"><text:s text:c="4"/>CLR(vis);</text:p>
      <text:p text:style-name="P11"><text:s text:c="4"/>FR(i, SIZE) adj[i].clear();</text:p>
      <text:p text:style-name="P11"><text:s text:c="4"/>while(!st.empty()) st.pop();</text:p>
      <text:p text:style-name="P11">}</text:p>
      <text:p text:style-name="P11"/>
      <text:p text:style-name="P11">void eulerPath(int currentNode) {</text:p>
      <text:p text:style-name="P11"><text:s text:c="4"/>bool fg=false;</text:p>
      <text:p text:style-name="P11"><text:s text:c="4"/>int start=lastTraversed[currentNode]+1;</text:p>
      <text:p text:style-name="P11"><text:s text:c="4"/>for(int i=start; i&lt;adj[currentNode].size(); i++){</text:p>
      <text:p text:style-name="P11"><text:s text:c="8"/>int edno=adj[currentNode][i];</text:p>
      <text:p text:style-name="P11"><text:s text:c="8"/>lastTraversed[currentNode]=i;</text:p>
      <text:p text:style-name="P11"><text:s text:c="8"/>if(!ed[edno].vis){</text:p>
      <text:p text:style-name="P11"><text:s text:c="12"/>ed[edno].vis=true;</text:p>
      <text:p text:style-name="P11"><text:s text:c="12"/>int nxt;</text:p>
      <text:p text:style-name="P11"><text:s text:c="12"/>if(ed[edno].u==currentNode){</text:p>
      <text:p text:style-name="P11"><text:s text:c="16"/>ed[edno].dir=true;</text:p>
      <text:p text:style-name="P11"><text:s text:c="16"/>nxt=ed[edno].v;</text:p>
      <text:p text:style-name="P11"><text:s text:c="12"/>}</text:p>
      <text:p text:style-name="P11"><text:s text:c="12"/>else{</text:p>
      <text:p text:style-name="P11"><text:s text:c="16"/>ed[edno].dir=false;</text:p>
      <text:p text:style-name="P11"><text:s text:c="16"/>nxt=ed[edno].u;</text:p>
      <text:p text:style-name="P11"><text:s text:c="12"/>}</text:p>
      <text:p text:style-name="P11"><text:s text:c="12"/>st.push(currentNode);</text:p>
      <text:p text:style-name="P11"><text:s text:c="12"/>eulerPath(nxt);</text:p>
      <text:p text:style-name="P11"><text:s text:c="12"/>fg=true;</text:p>
      <text:p text:style-name="P11"><text:s text:c="12"/>break;</text:p>
      <text:p text:style-name="P11"><text:s text:c="8"/>}</text:p>
      <text:p text:style-name="P11"><text:s text:c="4"/>}</text:p>
      <text:p text:style-name="P11"><text:s text:c="4"/>if(!fg){</text:p>
      <text:p text:style-name="P11"><text:s text:c="8"/>if(st.empty()) ret;</text:p>
      <text:p text:style-name="P11"><text:s text:c="8"/>int nxt=st.top();</text:p>
      <text:p text:style-name="P11"><text:s text:c="8"/>st.pop();</text:p>
      <text:p text:style-name="P11"><text:s text:c="8"/>eulerPath(nxt);</text:p>
      <text:p text:style-name="P11"><text:soft-page-break/><text:s text:c="4"/>}</text:p>
      <text:p text:style-name="P11">}</text:p>
      <text:p text:style-name="P11"/>
      <text:p text:style-name="P11">void dfs(int node){</text:p>
      <text:p text:style-name="P11"><text:s text:c="4"/>vis[node]=true;</text:p>
      <text:p text:style-name="P11"><text:s text:c="4"/>FR(i, adj[node].size()){</text:p>
      <text:p text:style-name="P11"><text:s text:c="8"/>int ind=adj[node][i], v;</text:p>
      <text:p text:style-name="P11"><text:s text:c="8"/>if(node==ed[ind].u){</text:p>
      <text:p text:style-name="P11"><text:s text:c="12"/>v=ed[ind].v;</text:p>
      <text:p text:style-name="P11"><text:s text:c="8"/>}</text:p>
      <text:p text:style-name="P11"><text:s text:c="8"/>else v=ed[ind].u;</text:p>
      <text:p text:style-name="P11"><text:s text:c="8"/>if(!vis[v]){</text:p>
      <text:p text:style-name="P11"><text:s text:c="12"/>dfs(v);</text:p>
      <text:p text:style-name="P11"><text:s text:c="8"/>}</text:p>
      <text:p text:style-name="P11"><text:s text:c="4"/>}</text:p>
      <text:p text:style-name="P11">}</text:p>
      <text:p text:style-name="P11"/>
      <text:p text:style-name="P11">bool isEulerian() {</text:p>
      <text:p text:style-name="P11"><text:s text:c="4"/>dfs(1); <text:s text:c="6"/></text:p>
      <text:p text:style-name="P11"><text:s text:c="4"/>FRE(i, n){</text:p>
      <text:p text:style-name="P11"><text:s text:c="8"/>if(!vis[i]) ret false; <text:s text:c="2"/>//Graph should be connected</text:p>
      <text:p text:style-name="P11"><text:s text:c="4"/>}</text:p>
      <text:p text:style-name="P11"><text:s text:c="4"/>FRE(i, n){</text:p>
      <text:p text:style-name="P11"><text:s text:c="8"/>if(adj[i].size()%2) ret false; //All nodes must have even degrees</text:p>
      <text:p text:style-name="P11"><text:s text:c="4"/>}</text:p>
      <text:p text:style-name="P11"><text:s text:c="4"/>ret true;</text:p>
      <text:p text:style-name="P11">}</text:p>
      <text:p text:style-name="P10"/>
      <text:p text:style-name="P8">/*<text:span text:style-name="T55">Call euler Path from any node */</text:span></text:p>
      <text:p text:style-name="P9">/*<text:span text:style-name="T55">For an euler path, simply connect the odd degree vertices, with an edge, and find the Euler Circuit of that graph*/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0"/>
      <text:p text:style-name="P9"><text:soft-page-break/><text:span text:style-name="T54">Biconnected Components:</text:span><text:span text:style-name="T55"> </text:span></text:p>
      <text:p text:style-name="P8"/>
      <text:p text:style-name="P11">#include &lt;bits/stdc++.h&gt;</text:p>
      <text:p text:style-name="P11">#define pb push_back</text:p>
      <text:p text:style-name="P11">using namespace std;</text:p>
      <text:p text:style-name="P11">int n, m, u, v;</text:p>
      <text:p text:style-name="P11">vector &lt;int&gt; adj[100005];</text:p>
      <text:p text:style-name="P11">bool vis[100005];</text:p>
      <text:p text:style-name="P11">int d[100005], f[100005], tme=0, low[100005], par[100005];</text:p>
      <text:p text:style-name="P11">stack &lt; pair &lt;int, int&gt; &gt; stk;</text:p>
      <text:p text:style-name="P11">vector &lt; pair &lt;int, int&gt; &gt; vtr;</text:p>
      <text:p text:style-name="P11">vector &lt; vector &lt; pair &lt;int, int&gt; &gt; &gt; bcc;</text:p>
      <text:p text:style-name="P11">map &lt; pair &lt;int, int&gt;, bool &gt; taken;</text:p>
      <text:p text:style-name="P11"/>
      <text:p text:style-name="P11">bool cmp2(vector &lt; pair &lt;int, int&gt; &gt; a, vector &lt;pair &lt;int, int&gt; &gt; b)</text:p>
      <text:p text:style-name="P11">{</text:p>
      <text:p text:style-name="P11"><text:s text:c="4"/>if(a.size()==0) return false;</text:p>
      <text:p text:style-name="P11"><text:s text:c="4"/>if(b.size()==0) return true;</text:p>
      <text:p text:style-name="P11"><text:s text:c="4"/>if(a[0].first!=b[0].first){</text:p>
      <text:p text:style-name="P11"><text:s text:c="8"/>return a[0].first&lt;b[0].first;</text:p>
      <text:p text:style-name="P11"><text:s text:c="4"/>}</text:p>
      <text:p text:style-name="P11"><text:s text:c="4"/>return a[0].second&lt;b[0].second;</text:p>
      <text:p text:style-name="P11">}</text:p>
      <text:p text:style-name="P11">void ouputComp(pair &lt;int, int&gt; ed)</text:p>
      <text:p text:style-name="P11">{</text:p>
      <text:p text:style-name="P11"><text:s text:c="4"/>vtr.clear();</text:p>
      <text:p text:style-name="P11"><text:s text:c="4"/>while(stk.top()!=ed &amp;&amp; !stk.empty()){</text:p>
      <text:p text:style-name="P11"><text:s text:c="8"/>vtr.pb(stk.top());</text:p>
      <text:p text:style-name="P11"><text:s text:c="8"/>stk.pop();</text:p>
      <text:p text:style-name="P11"><text:s text:c="8"/>if(stk.empty()) break;</text:p>
      <text:p text:style-name="P11"><text:s text:c="4"/>}</text:p>
      <text:p text:style-name="P11"><text:s text:c="4"/>stk.pop();</text:p>
      <text:p text:style-name="P11"><text:s text:c="4"/>vtr.pb(ed);</text:p>
      <text:p text:style-name="P11"><text:s text:c="4"/>sort(vtr.begin(), vtr.end());</text:p>
      <text:p text:style-name="P11"><text:s text:c="4"/>if(vtr.size()!=0)bcc.pb(vtr);</text:p>
      <text:p text:style-name="P11">}</text:p>
      <text:p text:style-name="P11">void lastOutput()</text:p>
      <text:p text:style-name="P11">{</text:p>
      <text:p text:style-name="P11"><text:s text:c="4"/>vtr.clear();</text:p>
      <text:p text:style-name="P11"><text:s text:c="4"/>while(!stk.empty()){</text:p>
      <text:p text:style-name="P11"><text:s text:c="8"/>vtr.pb(stk.top());</text:p>
      <text:p text:style-name="P11"><text:s text:c="8"/>stk.pop();</text:p>
      <text:p text:style-name="P11"><text:s text:c="4"/>}</text:p>
      <text:p text:style-name="P11"><text:s text:c="4"/>sort(vtr.begin(), vtr.end());</text:p>
      <text:p text:style-name="P11"><text:s text:c="4"/>if(vtr.size()!=0) bcc.pb(vtr);</text:p>
      <text:p text:style-name="P11">}</text:p>
      <text:p text:style-name="P11">void dfs(int node){</text:p>
      <text:p text:style-name="P11"><text:s text:c="4"/>vis[node]=true;</text:p>
      <text:p text:style-name="P11"><text:soft-page-break/><text:s text:c="4"/>tme++;</text:p>
      <text:p text:style-name="P11"><text:s text:c="4"/>d[node]=tme;</text:p>
      <text:p text:style-name="P11"><text:s text:c="4"/>int dfscnt=0;</text:p>
      <text:p text:style-name="P11"><text:s text:c="4"/>low[node]=d[node];</text:p>
      <text:p text:style-name="P11"><text:s text:c="4"/>for(int i=0; i&lt;adj[node].size(); i++){</text:p>
      <text:p text:style-name="P11"><text:s text:c="8"/>int temp=adj[node][i];</text:p>
      <text:p text:style-name="P11"><text:s text:c="8"/>if(!vis[temp]){</text:p>
      <text:p text:style-name="P11"><text:s text:c="12"/>int nd=node;</text:p>
      <text:p text:style-name="P11"><text:s text:c="12"/>int tmp=temp;</text:p>
      <text:p text:style-name="P11"><text:s text:c="12"/>if(nd&gt;tmp) swap(nd, tmp);</text:p>
      <text:p text:style-name="P11"><text:s text:c="12"/>stk.push(make_pair(nd, tmp));</text:p>
      <text:p text:style-name="P11"><text:s text:c="12"/>taken[make_pair(nd, tmp)]=true;</text:p>
      <text:p text:style-name="P11"><text:s text:c="12"/>par[temp]=node;</text:p>
      <text:p text:style-name="P11"><text:s text:c="12"/>dfs(temp);</text:p>
      <text:p text:style-name="P11"><text:s text:c="12"/>dfscnt++;</text:p>
      <text:p text:style-name="P11"><text:s text:c="12"/>if(low[temp]&gt;=d[node]){</text:p>
      <text:p text:style-name="P11"><text:s text:c="16"/>ouputComp(make_pair(nd, tmp));</text:p>
      <text:p text:style-name="P11"><text:s text:c="12"/>}</text:p>
      <text:p text:style-name="P11"><text:s text:c="12"/>low[node]=min(low[node], low[temp]);</text:p>
      <text:p text:style-name="P11"><text:s text:c="8"/>}</text:p>
      <text:p text:style-name="P11"><text:s text:c="8"/>else if(temp!=par[node]){</text:p>
      <text:p text:style-name="P11"><text:s text:c="12"/>int nd=node;</text:p>
      <text:p text:style-name="P11"><text:s text:c="12"/>int tmp=temp;</text:p>
      <text:p text:style-name="P11"><text:s text:c="12"/>if(nd&gt;tmp) swap(nd, tmp);</text:p>
      <text:p text:style-name="P11"><text:s text:c="12"/>if(!taken[make_pair(nd, tmp)])stk.push(make_pair(nd, tmp));</text:p>
      <text:p text:style-name="P11"><text:s text:c="12"/>taken[make_pair(nd, tmp)]=true;</text:p>
      <text:p text:style-name="P11"><text:s text:c="12"/>low[node]=min(low[node], d[temp]);</text:p>
      <text:p text:style-name="P11"><text:s text:c="8"/>}</text:p>
      <text:p text:style-name="P11"><text:s text:c="4"/>}</text:p>
      <text:p text:style-name="P11"><text:s text:c="4"/>tme++;</text:p>
      <text:p text:style-name="P11"><text:s text:c="4"/>f[node]=tme;</text:p>
      <text:p text:style-name="P11">}</text:p>
      <text:p text:style-name="P11">void printVector(vector &lt;pair &lt;int, int&gt; &gt; vec){</text:p>
      <text:p text:style-name="P11"><text:s text:c="4"/>for(int i=0; i&lt;vec.size(); i++){</text:p>
      <text:p text:style-name="P11"><text:s text:c="8"/>printf("%d %d\n", vec[i].first, vec[i].second);</text:p>
      <text:p text:style-name="P11"><text:s text:c="4"/>}</text:p>
      <text:p text:style-name="P11">}</text:p>
      <text:p text:style-name="P11">int main()</text:p>
      <text:p text:style-name="P11">{</text:p>
      <text:p text:style-name="P11"><text:s text:c="4"/>//freopen("in.txt", "r", stdin);</text:p>
      <text:p text:style-name="P11"><text:s text:c="4"/>scanf("%d %d", &amp;n, &amp;m);</text:p>
      <text:p text:style-name="P11"><text:s text:c="4"/>while(m--){</text:p>
      <text:p text:style-name="P11"><text:s text:c="8"/>scanf("%d %d", &amp;u, &amp;v);</text:p>
      <text:p text:style-name="P11"><text:s text:c="8"/>adj[u].push_back(v);</text:p>
      <text:p text:style-name="P11"><text:s text:c="8"/>adj[v].push_back(u);</text:p>
      <text:p text:style-name="P11"><text:s text:c="4"/>}</text:p>
      <text:p text:style-name="P11"><text:s text:c="4"/>memset(vis, false, sizeof(vis));</text:p>
      <text:p text:style-name="P11"><text:s text:c="4"/>for(int i=0; i&lt;n; i++){</text:p>
      <text:p text:style-name="P11"><text:soft-page-break/><text:s text:c="8"/>if(!vis[i]){</text:p>
      <text:p text:style-name="P11"><text:s text:c="12"/>dfs(i);</text:p>
      <text:p text:style-name="P11"><text:s text:c="12"/>lastOutput();</text:p>
      <text:p text:style-name="P11"><text:s text:c="8"/>}</text:p>
      <text:p text:style-name="P11"><text:s text:c="4"/>}</text:p>
      <text:p text:style-name="P11"><text:s text:c="4"/>sort(bcc.begin(), bcc.end(), cmp2);</text:p>
      <text:p text:style-name="P11"><text:s text:c="4"/>for(int i=0; i&lt;bcc.size()-1; i++){</text:p>
      <text:p text:style-name="P11"><text:s text:c="8"/>printVector(bcc[i]);</text:p>
      <text:p text:style-name="P11"><text:s text:c="8"/>printf("---\n");</text:p>
      <text:p text:style-name="P11"><text:s text:c="4"/>}</text:p>
      <text:p text:style-name="P11"><text:s text:c="4"/>printVector(bcc[bcc.size()-1]);</text:p>
      <text:p text:style-name="P11"><text:s text:c="4"/>return 0;</text:p>
      <text:p text:style-name="P11">}</text:p>
      <text:p text:style-name="P8"/>
      <text:p text:style-name="P8"/>
      <text:p text:style-name="P32">Operator Overloading in a structure for a Priority Queue in Djikstra’s Algorithm:</text:p>
      <text:p text:style-name="P9">struct element{</text:p>
      <text:p text:style-name="P15"><text:s text:c="4"/><text:span text:style-name="T41">int node, path_cost;</text:span></text:p>
      <text:p text:style-name="P15"><text:s text:c="4"/><text:span text:style-name="T41">//constructors</text:span></text:p>
      <text:p text:style-name="P15"><text:s text:c="4"/><text:span text:style-name="T41">element(){}</text:span></text:p>
      <text:p text:style-name="P15"><text:s text:c="4"/><text:span text:style-name="T41">element(int _node, int _path_cost){</text:span></text:p>
      <text:p text:style-name="P15"><text:s text:c="8"/><text:span text:style-name="T41">node = _node;</text:span></text:p>
      <text:p text:style-name="P15"><text:s text:c="8"/><text:span text:style-name="T41">path_cost = _path_cost;</text:span></text:p>
      <text:p text:style-name="P15"><text:s text:c="4"/><text:span text:style-name="T41">}</text:span></text:p>
      <text:p text:style-name="P16"/>
      <text:p text:style-name="P16"/>
      <text:p text:style-name="P15"><text:s text:c="4"/><text:span text:style-name="T41">bool operator &lt;(const element &amp;a)const</text:span></text:p>
      <text:p text:style-name="P15"><text:s text:c="4"/><text:span text:style-name="T41">{</text:span></text:p>
      <text:p text:style-name="P15"><text:s text:c="8"/><text:span text:style-name="T41">return path_cost &lt; a.path_cost;</text:span></text:p>
      <text:p text:style-name="P15"><text:s text:c="4"/><text:span text:style-name="T41">}</text:span></text:p>
      <text:p text:style-name="P16"/>
      <text:p text:style-name="P16"/>
      <text:p text:style-name="P16"/>
      <text:p text:style-name="P15"><text:s text:c="4"/><text:span text:style-name="T41">bool operator &gt;(const element &amp;a)const</text:span></text:p>
      <text:p text:style-name="P15"><text:s text:c="4"/><text:span text:style-name="T41">{</text:span></text:p>
      <text:p text:style-name="P15"><text:s text:c="8"/><text:span text:style-name="T41">return path_cost &gt; a.path_cost;</text:span></text:p>
      <text:p text:style-name="P15"><text:s text:c="4"/><text:span text:style-name="T41">}</text:span></text:p>
      <text:p text:style-name="P9">};</text:p>
      <text:p text:style-name="P9">priority_queue&lt;element, vector&lt;element&gt;, greater&lt;element&gt; &gt; q;</text:p>
      <text:p text:style-name="P9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Dijkstra’<text:span text:style-name="T42">s Algorithm for Single Source Shortest Path (SSSP):</text:span></text:p>
      <text:p text:style-name="P8"/>
      <text:p text:style-name="P8">vector &lt;element&gt; adj[100005];</text:p>
      <text:p text:style-name="P8">int previ[100005], d[100005], vis[100005];</text:p>
      <text:p text:style-name="P8">void dijsktra(int src)</text:p>
      <text:p text:style-name="P8">{</text:p>
      <text:p text:style-name="P14"><text:s text:c="4"/><text:span text:style-name="T41">for(int i=0; i&lt;n; i++){</text:span></text:p>
      <text:p text:style-name="P14"><text:s text:c="8"/><text:span text:style-name="T41">d[i]=inf;</text:span></text:p>
      <text:p text:style-name="P14"><text:s text:c="8"/><text:span text:style-name="T41">previ[i]=-1;</text:span></text:p>
      <text:p text:style-name="P14"><text:s text:c="8"/><text:span text:style-name="T41">vis[i]=false;</text:span></text:p>
      <text:p text:style-name="P14"><text:s text:c="4"/><text:span text:style-name="T41">}</text:span></text:p>
      <text:p text:style-name="P14"><text:s text:c="4"/><text:span text:style-name="T41">d[src]=0;</text:span></text:p>
      <text:p text:style-name="P14"><text:s text:c="4"/><text:span text:style-name="T41">previ[src]=src;</text:span></text:p>
      <text:p text:style-name="P14"><text:s text:c="4"/><text:span text:style-name="T41">while(!q.empty()) q.pop();</text:span></text:p>
      <text:p text:style-name="P14"><text:s text:c="4"/><text:span text:style-name="T41">q.push(element(src, 0));</text:span></text:p>
      <text:p text:style-name="P14"><text:s text:c="4"/><text:span text:style-name="T41">while(!q.empty()){</text:span></text:p>
      <text:p text:style-name="P14"><text:s text:c="8"/><text:span text:style-name="T41">element frnt=q.top();</text:span></text:p>
      <text:p text:style-name="P14"><text:s text:c="8"/><text:span text:style-name="T41">printf("In front %d with d=%d\n", frnt.node+1, frnt.path_cost);</text:span></text:p>
      <text:p text:style-name="P14"><text:s text:c="8"/><text:span text:style-name="T41">vis[frnt.node]=true;</text:span></text:p>
      <text:p text:style-name="P14"><text:s text:c="8"/><text:span text:style-name="T41">for(int i=0; i&lt;adj[frnt.node].size(); i++){</text:span></text:p>
      <text:p text:style-name="P14"><text:s text:c="12"/><text:span text:style-name="T41">element temp=adj[frnt.node][i];</text:span></text:p>
      <text:p text:style-name="P14"><text:s text:c="12"/><text:span text:style-name="T41">int u=frnt.node, v=temp.node, w=temp.path_cost;</text:span></text:p>
      <text:p text:style-name="P14"><text:s text:c="12"/><text:span text:style-name="T41">if((d[u]+w)&lt;d[v]){</text:span></text:p>
      <text:p text:style-name="P14"><text:s text:c="16"/><text:span text:style-name="T41">previ[v]=u;</text:span></text:p>
      <text:p text:style-name="P14"><text:s text:c="16"/><text:span text:style-name="T41">d[v]=d[u]+w;</text:span></text:p>
      <text:p text:style-name="P14"><text:s text:c="16"/><text:span text:style-name="T41">printf("Pushing %d - %d\n", v+1, d[v]);</text:span></text:p>
      <text:p text:style-name="P14"><text:s text:c="16"/><text:span text:style-name="T41">q.push(element(v, d[v]));</text:span></text:p>
      <text:p text:style-name="P14"><text:s text:c="12"/><text:span text:style-name="T41">}</text:span></text:p>
      <text:p text:style-name="P14"><text:s text:c="8"/><text:span text:style-name="T41">}</text:span></text:p>
      <text:p text:style-name="P14"><text:s text:c="8"/><text:span text:style-name="T41">q.pop();</text:span></text:p>
      <text:p text:style-name="P14"><text:s text:c="4"/><text:span text:style-name="T41">}</text:span></text:p>
      <text:p text:style-name="P8">}</text:p>
      <text:p text:style-name="Text_20_body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>Gaussian Elimination:</text:p>
      <text:p text:style-name="P30">#define EPS 0.0000000001</text:p>
      <text:p text:style-name="P22">#define MANY 1000000000</text:p>
      <text:p text:style-name="P21"><text:span text:style-name="T9">int </text:span><text:span text:style-name="T39">gauss</text:span><text:span text:style-name="T57">(</text:span><text:span text:style-name="T39">vector </text:span><text:span text:style-name="T19">&lt;</text:span><text:span text:style-name="T39">vector </text:span><text:span text:style-name="T19">&lt;</text:span><text:span text:style-name="T9">double</text:span><text:span text:style-name="T19">&gt; &gt; </text:span><text:span text:style-name="T39">a, vector </text:span><text:span text:style-name="T19">&lt;</text:span><text:span text:style-name="T9">double</text:span><text:span text:style-name="T19">&gt; </text:span><text:span text:style-name="T31">&amp;</text:span><text:span text:style-name="T39">ans</text:span><text:span text:style-name="T57">) {</text:span></text:p>
      <text:list xml:id="list2025159310130918279" text:style-name="L3">
        <text:list-item>
          <text:p text:style-name="P46"><text:span text:style-name="T8"><text:s/>int </text:span><text:span text:style-name="T38">n</text:span><text:span text:style-name="T18">=</text:span><text:span text:style-name="T38">a.</text:span><text:span text:style-name="T35">size</text:span><text:span text:style-name="T56">()</text:span><text:span text:style-name="T25">;</text:span><text:span text:style-name="T14">// No of rows</text:span></text:p>
        </text:list-item>
        <text:list-item>
          <text:p text:style-name="P46"><text:span text:style-name="T8"><text:s/>int</text:span><text:span text:style-name="T38">m</text:span><text:span text:style-name="T18">=</text:span><text:span text:style-name="T38">a</text:span><text:span text:style-name="T56">[</text:span><text:span text:style-name="T58">0</text:span><text:span text:style-name="T56">]</text:span><text:span text:style-name="T38">.</text:span><text:span text:style-name="T35">size</text:span><text:span text:style-name="T56">()</text:span><text:span text:style-name="T30">-</text:span><text:span text:style-name="T58">1</text:span><text:span text:style-name="T25">;</text:span><text:span text:style-name="T14">// No of columns</text:span></text:p>
        </text:list-item>
        <text:list-item>
          <text:p text:style-name="P46"><text:span text:style-name="T38"><text:s/>vector </text:span><text:span text:style-name="T18">&lt;</text:span><text:span text:style-name="T8">int</text:span><text:span text:style-name="T18">&gt; </text:span><text:span text:style-name="T38">where</text:span><text:span text:style-name="T25">;</text:span></text:p>
        </text:list-item>
        <text:list-item>
          <text:p text:style-name="P46"><text:span text:style-name="T56"><text:s/>for(</text:span><text:span text:style-name="T8">int </text:span><text:span text:style-name="T38">i</text:span><text:span text:style-name="T18">=</text:span><text:span text:style-name="T58">0</text:span><text:span text:style-name="T25">; </text:span><text:span text:style-name="T38">i</text:span><text:span text:style-name="T18">&lt;</text:span><text:span text:style-name="T38">m</text:span><text:span text:style-name="T25">; </text:span><text:span text:style-name="T38">i</text:span><text:span text:style-name="T30">++</text:span><text:span text:style-name="T56">) </text:span><text:span text:style-name="T38">where.</text:span><text:span text:style-name="T35">push_back</text:span><text:span text:style-name="T56">(</text:span><text:span text:style-name="T30">-</text:span><text:span text:style-name="T58">1</text:span><text:span text:style-name="T56">)</text:span><text:span text:style-name="T25">;</text:span></text:p>
        </text:list-item>
        <text:list-item>
          <text:p text:style-name="P46"><text:span text:style-name="T56"><text:s/>for(</text:span><text:span text:style-name="T8">int </text:span><text:span text:style-name="T38">col</text:span><text:span text:style-name="T18">=</text:span><text:span text:style-name="T58">0</text:span><text:span text:style-name="T38">, row</text:span><text:span text:style-name="T18">=</text:span><text:span text:style-name="T58">0</text:span><text:span text:style-name="T25">; </text:span><text:span text:style-name="T38">col</text:span><text:span text:style-name="T18">&lt;</text:span><text:span text:style-name="T38">m </text:span><text:span text:style-name="T30">&amp;&amp; </text:span><text:span text:style-name="T38">row</text:span><text:span text:style-name="T18">&lt;</text:span><text:span text:style-name="T38">n</text:span><text:span text:style-name="T25">; </text:span><text:span text:style-name="T38">col</text:span><text:span text:style-name="T30">++</text:span><text:span text:style-name="T56">){</text:span></text:p>
        </text:list-item>
        <text:list-item>
          <text:p text:style-name="P46"><text:span text:style-name="T8"><text:s text:c="5"/>int </text:span><text:span text:style-name="T38">sel</text:span><text:span text:style-name="T18">=</text:span><text:span text:style-name="T38">row</text:span><text:span text:style-name="T25">;</text:span></text:p>
        </text:list-item>
        <text:list-item>
          <text:p text:style-name="P46"><text:span text:style-name="T56"><text:s text:c="5"/>for(</text:span><text:span text:style-name="T8">int </text:span><text:span text:style-name="T38">i</text:span><text:span text:style-name="T18">=</text:span><text:span text:style-name="T38">row</text:span><text:span text:style-name="T25">;</text:span><text:span text:style-name="T38">i</text:span><text:span text:style-name="T18">&lt;</text:span><text:span text:style-name="T38">n</text:span><text:span text:style-name="T25">;</text:span><text:span text:style-name="T38">i</text:span><text:span text:style-name="T30">++</text:span><text:span text:style-name="T56">){</text:span></text:p>
        </text:list-item>
        <text:list-item>
          <text:p text:style-name="P46"><text:span text:style-name="T56"><text:s text:c="9"/>if(</text:span><text:span text:style-name="T45">abs</text:span><text:span text:style-name="T56">(</text:span><text:span text:style-name="T38">a</text:span><text:span text:style-name="T56">[</text:span><text:span text:style-name="T38">i</text:span><text:span text:style-name="T56">][</text:span><text:span text:style-name="T38">col</text:span><text:span text:style-name="T56">])</text:span><text:span text:style-name="T18">&gt;</text:span><text:span text:style-name="T45">abs</text:span><text:span text:style-name="T56">(</text:span><text:span text:style-name="T38">a</text:span><text:span text:style-name="T56">[</text:span><text:span text:style-name="T38">sel</text:span><text:span text:style-name="T56">][</text:span><text:span text:style-name="T38">col</text:span><text:span text:style-name="T56">])){</text:span></text:p>
        </text:list-item>
        <text:list-item>
          <text:p text:style-name="P46"><text:s text:c="32"/><text:span text:style-name="T38">sel</text:span><text:span text:style-name="T18">=</text:span><text:span text:style-name="T38">i</text:span><text:span text:style-name="T25">;</text:span></text:p>
        </text:list-item>
        <text:list-item>
          <text:p text:style-name="P47"><text:s text:c="8"/>}</text:p>
        </text:list-item>
        <text:list-item>
          <text:p text:style-name="P47"><text:s text:c="4"/>}</text:p>
        </text:list-item>
        <text:list-item>
          <text:p text:style-name="P46"><text:span text:style-name="T56"><text:s text:c="4"/>if(</text:span><text:span text:style-name="T45">abs</text:span><text:span text:style-name="T56">(</text:span><text:span text:style-name="T38">a</text:span><text:span text:style-name="T56">[</text:span><text:span text:style-name="T38">sel</text:span><text:span text:style-name="T56">][</text:span><text:span text:style-name="T38">col</text:span><text:span text:style-name="T56">])</text:span><text:span text:style-name="T18">&lt;</text:span><text:span text:style-name="T38">EPS</text:span><text:span text:style-name="T56">){</text:span></text:p>
        </text:list-item>
        <text:list-item>
          <text:p text:style-name="P46"><text:span text:style-name="T56"><text:s text:c="8"/>continue</text:span><text:span text:style-name="T25">;</text:span></text:p>
        </text:list-item>
        <text:list-item>
          <text:p text:style-name="P47"><text:s text:c="4"/>}</text:p>
        </text:list-item>
        <text:list-item>
          <text:p text:style-name="P46"><text:span text:style-name="T56"><text:s text:c="4"/>for(</text:span><text:span text:style-name="T8">int </text:span><text:span text:style-name="T38">i</text:span><text:span text:style-name="T18">=</text:span><text:span text:style-name="T38">col</text:span><text:span text:style-name="T25">; </text:span><text:span text:style-name="T38">i</text:span><text:span text:style-name="T18">&lt;=</text:span><text:span text:style-name="T38">m</text:span><text:span text:style-name="T25">; </text:span><text:span text:style-name="T38">i</text:span><text:span text:style-name="T30">++</text:span><text:span text:style-name="T56">){</text:span></text:p>
        </text:list-item>
        <text:list-item>
          <text:p text:style-name="P46"><text:span text:style-name="T38"><text:s text:c="8"/>swap</text:span><text:span text:style-name="T56">(</text:span><text:span text:style-name="T38">a</text:span><text:span text:style-name="T56">[</text:span><text:span text:style-name="T38">sel</text:span><text:span text:style-name="T56">][</text:span><text:span text:style-name="T38">i</text:span><text:span text:style-name="T56">]</text:span><text:span text:style-name="T38">, a</text:span><text:span text:style-name="T56">[</text:span><text:span text:style-name="T38">row</text:span><text:span text:style-name="T56">][</text:span><text:span text:style-name="T38">i</text:span><text:span text:style-name="T56">])</text:span><text:span text:style-name="T25">;</text:span></text:p>
        </text:list-item>
        <text:list-item>
          <text:p text:style-name="P47"><text:s text:c="4"/>}</text:p>
        </text:list-item>
        <text:list-item>
          <text:p text:style-name="P46"><text:span text:style-name="T38"><text:s text:c="4"/>where</text:span><text:span text:style-name="T56">[</text:span><text:span text:style-name="T38">col</text:span><text:span text:style-name="T56">]</text:span><text:span text:style-name="T18">=</text:span><text:span text:style-name="T38">row</text:span><text:span text:style-name="T25">;</text:span></text:p>
        </text:list-item>
        <text:list-item>
          <text:p text:style-name="P46"><text:span text:style-name="T56"><text:s text:c="4"/>for(</text:span><text:span text:style-name="T8">int </text:span><text:span text:style-name="T38">i</text:span><text:span text:style-name="T18">=</text:span><text:span text:style-name="T58">0</text:span><text:span text:style-name="T25">; </text:span><text:span text:style-name="T38">i</text:span><text:span text:style-name="T18">&lt;</text:span><text:span text:style-name="T38">n</text:span><text:span text:style-name="T25">; </text:span><text:span text:style-name="T38">i</text:span><text:span text:style-name="T30">++</text:span><text:span text:style-name="T56">){</text:span></text:p>
        </text:list-item>
        <text:list-item>
          <text:p text:style-name="P46"><text:span text:style-name="T56"><text:s text:c="8"/>if(</text:span><text:span text:style-name="T38">i</text:span><text:span text:style-name="T30">!</text:span><text:span text:style-name="T18">=</text:span><text:span text:style-name="T38">row</text:span><text:span text:style-name="T56">){</text:span></text:p>
        </text:list-item>
        <text:list-item>
          <text:p text:style-name="P46"><text:span text:style-name="T8"><text:s text:c="12"/>double </text:span><text:span text:style-name="T38">c</text:span><text:span text:style-name="T18">=</text:span><text:span text:style-name="T38">a</text:span><text:span text:style-name="T56">[</text:span><text:span text:style-name="T38">i</text:span><text:span text:style-name="T56">][</text:span><text:span text:style-name="T38">col</text:span><text:span text:style-name="T56">]</text:span><text:span text:style-name="T30">/</text:span><text:span text:style-name="T38">a</text:span><text:span text:style-name="T56">[</text:span><text:span text:style-name="T38">row</text:span><text:span text:style-name="T56">][</text:span><text:span text:style-name="T38">col</text:span><text:span text:style-name="T56">]</text:span><text:span text:style-name="T25">;</text:span></text:p>
        </text:list-item>
        <text:list-item>
          <text:p text:style-name="P46"><text:span text:style-name="T56"><text:s text:c="12"/>for(</text:span><text:span text:style-name="T8">int</text:span><text:span text:style-name="T38"> j</text:span><text:span text:style-name="T18">=</text:span><text:span text:style-name="T38">col</text:span><text:span text:style-name="T25">;</text:span><text:span text:style-name="T38"> j</text:span><text:span text:style-name="T18">&lt;=</text:span><text:span text:style-name="T38">m</text:span><text:span text:style-name="T25">;</text:span><text:span text:style-name="T38"> j</text:span><text:span text:style-name="T30">++</text:span><text:span text:style-name="T56">){</text:span></text:p>
        </text:list-item>
        <text:list-item>
          <text:p text:style-name="P46"><text:span text:style-name="T38"><text:s text:c="17"/>a</text:span><text:span text:style-name="T56">[</text:span><text:span text:style-name="T38">i</text:span><text:span text:style-name="T56">][</text:span><text:span text:style-name="T38">j</text:span><text:span text:style-name="T56">]</text:span><text:span text:style-name="T30">-</text:span><text:span text:style-name="T18">=</text:span><text:span text:style-name="T38">a</text:span><text:span text:style-name="T56">[</text:span><text:span text:style-name="T38">row</text:span><text:span text:style-name="T56">][</text:span><text:span text:style-name="T38">j</text:span><text:span text:style-name="T56">]</text:span><text:span text:style-name="T30">*</text:span><text:span text:style-name="T38">c</text:span><text:span text:style-name="T25">;</text:span></text:p>
        </text:list-item>
        <text:list-item>
          <text:p text:style-name="P47"><text:s text:c="12"/>}</text:p>
        </text:list-item>
        <text:list-item>
          <text:p text:style-name="P47"><text:s text:c="8"/>} </text:p>
        </text:list-item>
        <text:list-item>
          <text:p text:style-name="P47"><text:s text:c="4"/>}</text:p>
        </text:list-item>
        <text:list-item>
          <text:p text:style-name="P46"><text:span text:style-name="T38"><text:s text:c="4"/>row</text:span><text:span text:style-name="T30">++</text:span><text:span text:style-name="T25">;</text:span></text:p>
        </text:list-item>
        <text:list-item>
          <text:p text:style-name="P47">}</text:p>
        </text:list-item>
        <text:list-item>
          <text:p text:style-name="P46"><text:s/><text:span text:style-name="T38">ans.</text:span><text:span text:style-name="T35">assign</text:span><text:span text:style-name="T56">(</text:span><text:span text:style-name="T38">m, </text:span><text:span text:style-name="T58">0</text:span><text:span text:style-name="T56">)</text:span><text:span text:style-name="T25">;</text:span></text:p>
        </text:list-item>
        <text:list-item>
          <text:p text:style-name="P46"><text:span text:style-name="T56">for(</text:span><text:span text:style-name="T8">int </text:span><text:span text:style-name="T38">i</text:span><text:span text:style-name="T18">=</text:span><text:span text:style-name="T58">0</text:span><text:span text:style-name="T25">; </text:span><text:span text:style-name="T38">i</text:span><text:span text:style-name="T18">&lt;</text:span><text:span text:style-name="T38">m</text:span><text:span text:style-name="T25">; </text:span><text:span text:style-name="T38">i</text:span><text:span text:style-name="T30">++</text:span><text:span text:style-name="T56">){</text:span></text:p>
        </text:list-item>
        <text:list-item>
          <text:p text:style-name="P46"><text:span text:style-name="T56"><text:s text:c="4"/>if(</text:span><text:span text:style-name="T38">where</text:span><text:span text:style-name="T56">[</text:span><text:span text:style-name="T38">i</text:span><text:span text:style-name="T56">]</text:span><text:span text:style-name="T30">!</text:span><text:span text:style-name="T18">=</text:span><text:span text:style-name="T30">-</text:span><text:span text:style-name="T58">1</text:span><text:span text:style-name="T56">){</text:span></text:p>
        </text:list-item>
        <text:list-item>
          <text:p text:style-name="P46"><text:span text:style-name="T38"><text:s text:c="8"/>ans</text:span><text:span text:style-name="T56">[</text:span><text:span text:style-name="T38">i</text:span><text:span text:style-name="T56">]</text:span><text:span text:style-name="T18">=</text:span><text:span text:style-name="T38">a</text:span><text:span text:style-name="T56">[</text:span><text:span text:style-name="T38">where</text:span><text:span text:style-name="T56">[</text:span><text:span text:style-name="T38">i</text:span><text:span text:style-name="T56">]][</text:span><text:span text:style-name="T38">m</text:span><text:span text:style-name="T56">]</text:span><text:span text:style-name="T30">/</text:span><text:span text:style-name="T38">a</text:span><text:span text:style-name="T56">[</text:span><text:span text:style-name="T38">where</text:span><text:span text:style-name="T56">[</text:span><text:span text:style-name="T38">i</text:span><text:span text:style-name="T56">]][</text:span><text:span text:style-name="T38">i</text:span><text:span text:style-name="T56">]</text:span><text:span text:style-name="T25">;</text:span></text:p>
        </text:list-item>
        <text:list-item>
          <text:p text:style-name="P47"><text:s text:c="4"/>}</text:p>
        </text:list-item>
        <text:list-item>
          <text:p text:style-name="P47">}</text:p>
        </text:list-item>
        <text:list-item>
          <text:p text:style-name="P46"><text:span text:style-name="T56">for(</text:span><text:span text:style-name="T8">int </text:span><text:span text:style-name="T38">i</text:span><text:span text:style-name="T18">=</text:span><text:span text:style-name="T58">0</text:span><text:span text:style-name="T25">;</text:span><text:span text:style-name="T38">i</text:span><text:span text:style-name="T18">&lt;</text:span><text:span text:style-name="T38">n</text:span><text:span text:style-name="T25">;</text:span><text:span text:style-name="T38">i</text:span><text:span text:style-name="T30">++</text:span><text:span text:style-name="T56">){</text:span></text:p>
        </text:list-item>
        <text:list-item>
          <text:p text:style-name="P46"><text:span text:style-name="T8"><text:s text:c="4"/>double </text:span><text:span text:style-name="T38">sum</text:span><text:span text:style-name="T18">=</text:span><text:span text:style-name="T58">0</text:span><text:span text:style-name="T25">;</text:span></text:p>
        </text:list-item>
        <text:list-item>
          <text:p text:style-name="P46"><text:span text:style-name="T56"><text:s text:c="4"/>for(</text:span><text:span text:style-name="T8">int </text:span><text:span text:style-name="T38">j</text:span><text:span text:style-name="T18">=</text:span><text:span text:style-name="T58">0</text:span><text:span text:style-name="T25">;</text:span><text:span text:style-name="T38">j</text:span><text:span text:style-name="T18">&lt;</text:span><text:span text:style-name="T38">m</text:span><text:span text:style-name="T25">;</text:span><text:span text:style-name="T38">j</text:span><text:span text:style-name="T30">++</text:span><text:span text:style-name="T56">){</text:span></text:p>
        </text:list-item>
        <text:list-item>
          <text:p text:style-name="P46"><text:span text:style-name="T38"><text:s text:c="8"/>sum</text:span><text:span text:style-name="T30">+</text:span><text:span text:style-name="T18">=</text:span><text:span text:style-name="T38">ans</text:span><text:span text:style-name="T56">[</text:span><text:span text:style-name="T38">j</text:span><text:span text:style-name="T56">]</text:span><text:span text:style-name="T30">*</text:span><text:span text:style-name="T38">a</text:span><text:span text:style-name="T56">[</text:span><text:span text:style-name="T38">i</text:span><text:span text:style-name="T56">][</text:span><text:span text:style-name="T38">j</text:span><text:span text:style-name="T56">]</text:span><text:span text:style-name="T25">;</text:span></text:p>
        </text:list-item>
        <text:list-item>
          <text:p text:style-name="P47"><text:s text:c="4"/>}</text:p>
        </text:list-item>
        <text:list-item>
          <text:p text:style-name="P46"><text:span text:style-name="T56"><text:s text:c="4"/>if(</text:span><text:span text:style-name="T45">abs</text:span><text:span text:style-name="T56">(</text:span><text:span text:style-name="T38">sum</text:span><text:span text:style-name="T30">-</text:span><text:span text:style-name="T38">a</text:span><text:span text:style-name="T56">[</text:span><text:span text:style-name="T38">i</text:span><text:span text:style-name="T56">][</text:span><text:span text:style-name="T38">m</text:span><text:span text:style-name="T56">])</text:span><text:span text:style-name="T18">&gt;</text:span><text:span text:style-name="T38">EPS</text:span><text:span text:style-name="T56">){</text:span></text:p>
        </text:list-item>
        <text:list-item>
          <text:p text:style-name="P46"><text:span text:style-name="T56"><text:s text:c="8"/>return </text:span><text:span text:style-name="T58">0</text:span><text:span text:style-name="T25">;</text:span></text:p>
        </text:list-item>
        <text:list-item>
          <text:p text:style-name="P47"><text:s text:c="4"/>}</text:p>
        </text:list-item>
        <text:list-item>
          <text:p text:style-name="P47">}</text:p>
        </text:list-item>
        <text:list-item>
          <text:p text:style-name="P46"><text:soft-page-break/><text:span text:style-name="T56">for(</text:span><text:span text:style-name="T8">int </text:span><text:span text:style-name="T38">i</text:span><text:span text:style-name="T18">=</text:span><text:span text:style-name="T58">0</text:span><text:span text:style-name="T25">; </text:span><text:span text:style-name="T38">i</text:span><text:span text:style-name="T18">&lt;</text:span><text:span text:style-name="T38">m</text:span><text:span text:style-name="T25">; </text:span><text:span text:style-name="T38">i</text:span><text:span text:style-name="T30">++</text:span><text:span text:style-name="T56">){</text:span></text:p>
        </text:list-item>
        <text:list-item>
          <text:p text:style-name="P46"><text:span text:style-name="T56"><text:s text:c="4"/>if(</text:span><text:span text:style-name="T38">where</text:span><text:span text:style-name="T56">[</text:span><text:span text:style-name="T38">i</text:span><text:span text:style-name="T56">]</text:span><text:span text:style-name="T18">==</text:span><text:span text:style-name="T30">-</text:span><text:span text:style-name="T58">1</text:span><text:span text:style-name="T56">){</text:span></text:p>
        </text:list-item>
        <text:list-item>
          <text:p text:style-name="P46"><text:span text:style-name="T56"><text:s text:c="8"/>return </text:span><text:span text:style-name="T38">MANY</text:span><text:span text:style-name="T25">;</text:span></text:p>
        </text:list-item>
        <text:list-item>
          <text:p text:style-name="P47"><text:s text:c="4"/>}</text:p>
        </text:list-item>
        <text:list-item>
          <text:p text:style-name="P47">}</text:p>
        </text:list-item>
        <text:list-item>
          <text:p text:style-name="P46"><text:span text:style-name="T56">return </text:span><text:span text:style-name="T58">1</text:span><text:span text:style-name="T25">;</text:span></text:p>
        </text:list-item>
        <text:list-item>
          <text:p text:style-name="P48">}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enlo, Consolas, 'Courier New'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2:34:41.081662663</meta:creation-date>
    <dc:date>2017-03-08T01:28:37.512859891</dc:date>
    <meta:editing-duration>PT7M54S</meta:editing-duration>
    <meta:editing-cycles>2</meta:editing-cycles>
    <meta:generator>LibreOffice/5.0.6.2$Linux_X86_64 LibreOffice_project/00m0$Build-2</meta:generator>
    <meta:document-statistic meta:table-count="0" meta:image-count="0" meta:object-count="0" meta:page-count="10" meta:paragraph-count="344" meta:word-count="945" meta:character-count="8438" meta:non-whitespace-character-count="6262"/>
  </office:meta>
</office:document-meta>
</file>